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B0000000C7F9DB20AA7D301026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Жирный" style:font-family-generic="modern" style:font-pitch="fixed"/>
    <style:font-face style:name="Liberation Mono2" svg:font-family="'Liberation Mono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/>
    <style:font-face style:name="Times New Roman3" svg:font-family="'Times New Roman'" style:font-adornments="Полужирный" style:font-family-generic="roman" style:font-pitch="variable"/>
    <style:font-face style:name="Times new roman" svg:font-family="'Times new roman'" style:font-family-generic="roman"/>
  </office:font-face-decls>
  <office:automatic-styles>
    <style:style style:name="Таблица1" style:family="table" style:master-page-name="First_20_Page">
      <style:table-properties style:width="16.484cm" fo:margin-left="0cm" fo:margin-top="0cm" fo:margin-bottom="0cm" style:page-number="auto" table:align="left" style:writing-mode="lr-tb"/>
    </style:style>
    <style:style style:name="Таблица1.A" style:family="table-column">
      <style:table-column-properties style:column-width="2.443cm"/>
    </style:style>
    <style:style style:name="Таблица1.B" style:family="table-column">
      <style:table-column-properties style:column-width="14.04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9cm" fo:padding-right="0.191cm" fo:padding-top="0cm" fo:padding-bottom="0cm" fo:border="0.5pt solid #000000"/>
    </style:style>
    <style:style style:name="Таблица2" style:family="table">
      <style:table-properties style:width="16.501cm" style:rel-width="100%" table:align="left" fo:keep-with-next="always" style:writing-mode="lr-tb"/>
    </style:style>
    <style:style style:name="Таблица2.A" style:family="table-column">
      <style:table-column-properties style:column-width="0.99cm" style:rel-column-width="561*"/>
    </style:style>
    <style:style style:name="Таблица2.B" style:family="table-column">
      <style:table-column-properties style:column-width="15.512cm" style:rel-column-width="8794*"/>
    </style:style>
    <style:style style:name="Таблица2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Таблица2.B1" style:family="table-cell">
      <style:table-cell-properties style:vertical-align="middle" fo:padding="0.049cm" fo:border="0.05pt solid #000000"/>
    </style:style>
    <style:style style:name="Таблица3" style:family="table">
      <style:table-properties style:width="16.501cm" table:align="margins" fo:background-color="transparent" style:writing-mode="lr-tb">
        <style:background-image/>
      </style:table-properties>
    </style:style>
    <style:style style:name="Таблица3.A" style:family="table-column">
      <style:table-column-properties style:column-width="1.002cm" style:rel-column-width="3979*"/>
    </style:style>
    <style:style style:name="Таблица3.B" style:family="table-column">
      <style:table-column-properties style:column-width="6.943cm" style:rel-column-width="27572*"/>
    </style:style>
    <style:style style:name="Таблица3.C" style:family="table-column">
      <style:table-column-properties style:column-width="5.256cm" style:rel-column-width="20876*"/>
    </style:style>
    <style:style style:name="Таблица3.D" style:family="table-column">
      <style:table-column-properties style:column-width="3.3cm" style:rel-column-width="13108*"/>
    </style:style>
    <style:style style:name="Таблица3.1" style:family="table-row">
      <style:table-row-properties fo:background-color="transparent">
        <style:background-image/>
      </style:table-row-properties>
    </style:style>
    <style:style style:name="Таблица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3.D1" style:family="table-cell">
      <style:table-cell-properties fo:padding="0.049cm" fo:border="0.05pt solid #000000" style:writing-mode="page"/>
    </style:style>
    <style:style style:name="Таблица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3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4" style:family="table">
      <style:table-properties style:width="16.501cm" table:align="margins" fo:keep-with-next="always" style:writing-mode="lr-tb"/>
    </style:style>
    <style:style style:name="Таблица4.A" style:family="table-column">
      <style:table-column-properties style:column-width="3.454cm" style:rel-column-width="13716*"/>
    </style:style>
    <style:style style:name="Таблица4.B" style:family="table-column">
      <style:table-column-properties style:column-width="3.593cm" style:rel-column-width="14269*"/>
    </style:style>
    <style:style style:name="Таблица4.C" style:family="table-column">
      <style:table-column-properties style:column-width="4.623cm" style:rel-column-width="18361*"/>
    </style:style>
    <style:style style:name="Таблица4.D" style:family="table-column">
      <style:table-column-properties style:column-width="4.831cm" style:rel-column-width="19189*"/>
    </style:style>
    <style:style style:name="Таблица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4.D1" style:family="table-cell">
      <style:table-cell-properties fo:padding="0.049cm" fo:border="0.05pt solid #000000" style:writing-mode="page"/>
    </style:style>
    <style:style style:name="Таблица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4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4.19" style:family="table-row">
      <style:table-row-properties style:min-row-height="0.677cm"/>
    </style:style>
    <style:style style:name="Таблица5" style:family="table">
      <style:table-properties style:width="16.501cm" table:align="margins" fo:keep-with-next="always" style:writing-mode="lr-tb"/>
    </style:style>
    <style:style style:name="Таблица5.A" style:family="table-column">
      <style:table-column-properties style:column-width="3.454cm" style:rel-column-width="13716*"/>
    </style:style>
    <style:style style:name="Таблица5.B" style:family="table-column">
      <style:table-column-properties style:column-width="3.593cm" style:rel-column-width="14269*"/>
    </style:style>
    <style:style style:name="Таблица5.C" style:family="table-column">
      <style:table-column-properties style:column-width="4.623cm" style:rel-column-width="18361*"/>
    </style:style>
    <style:style style:name="Таблица5.D" style:family="table-column">
      <style:table-column-properties style:column-width="4.831cm" style:rel-column-width="19189*"/>
    </style:style>
    <style:style style:name="Таблица5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5.D1" style:family="table-cell">
      <style:table-cell-properties fo:padding="0.049cm" fo:border="0.05pt solid #000000" style:writing-mode="page"/>
    </style:style>
    <style:style style:name="Таблица5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5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6" style:family="table">
      <style:table-properties style:width="16.501cm" table:align="margins" fo:keep-with-next="always" style:writing-mode="lr-tb"/>
    </style:style>
    <style:style style:name="Таблица6.A" style:family="table-column">
      <style:table-column-properties style:column-width="2.538cm" style:rel-column-width="10081*"/>
    </style:style>
    <style:style style:name="Таблица6.C" style:family="table-column">
      <style:table-column-properties style:column-width="3.808cm" style:rel-column-width="15123*"/>
    </style:style>
    <style:style style:name="Таблица6.D" style:family="table-column">
      <style:table-column-properties style:column-width="3.808cm" style:rel-column-width="15126*"/>
    </style:style>
    <style:style style:name="Таблица6.E" style:family="table-column">
      <style:table-column-properties style:column-width="3.808cm" style:rel-column-width="15124*"/>
    </style:style>
    <style:style style:name="Таблица6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6.E1" style:family="table-cell">
      <style:table-cell-properties fo:padding="0.049cm" fo:border="0.05pt solid #000000" style:writing-mode="page"/>
    </style:style>
    <style:style style:name="Таблица6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6.E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style:font-name="Times New Roman" fo:language="ru" fo:country="RU" fo:font-weight="bold" style:font-name-asian="Times New Roman1" style:font-weight-asian="bold" style:font-name-complex="Times New Roman1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style:font-name="Times New Roman" fo:language="ru" fo:country="RU" fo:font-style="italic" officeooo:rsid="0019e290" officeooo:paragraph-rsid="0019e290" style:font-name-asian="Times New Roman1" style:font-style-asian="italic" style:font-name-complex="Times New Roman1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language="ru" fo:country="RU" fo:font-weight="bold" style:font-name-asian="Times New Roman1" style:font-size-asian="12pt" style:font-weight-asian="bold" style:font-name-complex="Times New Roman1"/>
    </style:style>
    <style:style style:name="P5" style:family="paragraph" style:parent-style-name="Standard">
      <style:paragraph-properties fo:margin-left="0cm" fo:margin-right="-0.004cm" fo:margin-top="0cm" fo:margin-bottom="0cm" style:contextual-spacing="false" fo:line-height="100%" fo:text-align="center" style:justify-single-word="false" fo:text-indent="0cm" style:auto-text-indent="false"/>
      <style:text-properties style:font-name="Times New Roman" fo:font-size="12pt" fo:language="ru" fo:country="RU" fo:font-weight="bold" style:font-name-asian="Times New Roman1" style:font-size-asian="12pt" style:font-weight-asian="bold" style:font-name-complex="Times New Roman1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language="ru" fo:country="RU" style:font-name-asian="Times New Roman1" style:font-size-asian="12pt" style:font-name-complex="Times New Roman1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language="ru" fo:country="RU" fo:font-style="italic" style:font-name-asian="Times New Roman1" style:font-size-asian="12pt" style:font-style-asian="italic" style:font-name-complex="Times New Roman1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P10" style:family="paragraph" style:parent-style-name="Standard">
      <style:paragraph-properties fo:margin-left="0.635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Times New Roman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P11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fo:language="ru" fo:country="RU" officeooo:rsid="0019e290" style:font-name-asian="Times New Roman1" style:font-size-asian="14pt" style:font-name-complex="Times New Roman1" style:font-size-complex="14pt" style:font-weight-complex="bold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fo:language="ru" fo:country="RU" officeooo:rsid="005116d1" officeooo:paragraph-rsid="005116d1" style:font-name-asian="Times New Roman1" style:font-size-asian="14pt" style:font-name-complex="Times New Roman1" style:font-size-complex="14pt" style:font-weight-complex="bold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language="ru" fo:country="RU" fo:font-style="italic" officeooo:rsid="002362e6" style:font-name-asian="Times New Roman1" style:font-size-asian="14pt" style:font-style-asian="italic" style:font-name-complex="Times New Roman1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" fo:font-size="6pt" fo:language="ru" fo:country="RU" style:font-name-asian="Times New Roman1" style:font-size-asian="6pt" style:font-name-complex="Times New Roman1" style:font-size-complex="14pt" style:font-weight-complex="bold"/>
    </style:style>
    <style:style style:name="P15" style:family="paragraph" style:parent-style-name="Standard">
      <loext:graphic-properties draw:fill-gradient-name="gradient" draw:fill-hatch-name="hatch"/>
      <style:paragraph-properties fo:margin-top="0cm" fo:margin-bottom="0cm" style:contextual-spacing="false" fo:line-height="150%"/>
      <style:text-properties fo:language="ru" fo:country="RU" officeooo:rsid="003a3ae8" officeooo:paragraph-rsid="003a3ae8"/>
    </style:style>
    <style:style style:name="P16" style:family="paragraph" style:parent-style-name="Heading_20_2">
      <style:text-properties fo:language="ru" fo:country="RU" officeooo:rsid="003a3ae8" officeooo:paragraph-rsid="003a3ae8"/>
    </style:style>
    <style:style style:name="P17" style:family="paragraph" style:parent-style-name="Standard">
      <style:paragraph-properties fo:margin-top="0cm" fo:margin-bottom="0cm" style:contextual-spacing="false" fo:line-height="100%"/>
      <style:text-properties fo:language="ru" fo:country="RU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language="ru" fo:country="RU"/>
    </style:style>
    <style:style style:name="P19" style:family="paragraph" style:parent-style-name="Standard">
      <loext:graphic-properties draw:fill-gradient-name="gradient" draw:fill-hatch-name="hatch"/>
      <style:paragraph-properties fo:margin-top="0cm" fo:margin-bottom="0cm" style:contextual-spacing="false" fo:line-height="150%"/>
      <style:text-properties fo:language="ru" fo:country="RU" fo:font-weight="bold" officeooo:rsid="005218f5" officeooo:paragraph-rsid="005218f5" style:font-weight-asian="bold" style:font-weight-complex="bold"/>
    </style:style>
    <style:style style:name="P20" style:family="paragraph" style:parent-style-name="Standard">
      <loext:graphic-properties draw:fill-gradient-name="gradient" draw:fill-hatch-name="hatch"/>
      <style:paragraph-properties fo:margin-top="0cm" fo:margin-bottom="0cm" style:contextual-spacing="false" fo:line-height="150%"/>
      <style:text-properties fo:language="ru" fo:country="RU" fo:font-weight="bold" officeooo:rsid="005218f5" officeooo:paragraph-rsid="006056c2" style:font-weight-asian="bold" style:font-weight-complex="bold"/>
    </style:style>
    <style:style style:name="P21" style:family="paragraph" style:parent-style-name="Standard">
      <loext:graphic-properties draw:fill-gradient-name="gradient" draw:fill-hatch-name="hatch"/>
      <style:paragraph-properties fo:margin-top="0cm" fo:margin-bottom="0cm" style:contextual-spacing="false" fo:line-height="150%"/>
      <style:text-properties fo:language="ru" fo:country="RU" fo:font-weight="bold" officeooo:rsid="0052daa9" officeooo:paragraph-rsid="0052daa9" style:font-weight-asian="bold" style:font-weight-complex="bold"/>
    </style:style>
    <style:style style:name="P22" style:family="paragraph" style:parent-style-name="Standard">
      <loext:graphic-properties draw:fill-gradient-name="gradient" draw:fill-hatch-name="hatch"/>
      <style:paragraph-properties fo:margin-top="0cm" fo:margin-bottom="0cm" style:contextual-spacing="false" fo:line-height="150%"/>
      <style:text-properties fo:language="ru" fo:country="RU" officeooo:rsid="006056c2" officeooo:paragraph-rsid="006056c2"/>
    </style:style>
    <style:style style:name="P23" style:family="paragraph" style:parent-style-name="Heading_20_1">
      <style:text-properties fo:language="ru" fo:country="RU" officeooo:rsid="0037936c" officeooo:paragraph-rsid="0037936c"/>
    </style:style>
    <style:style style:name="P24" style:family="paragraph" style:parent-style-name="Heading_20_1">
      <style:text-properties fo:language="ru" fo:country="RU" officeooo:rsid="0037ce7f" officeooo:paragraph-rsid="0037ce7f"/>
    </style:style>
    <style:style style:name="P25" style:family="paragraph" style:parent-style-name="Heading_20_2">
      <style:text-properties fo:language="ru" fo:country="RU" officeooo:rsid="0037ce7f" officeooo:paragraph-rsid="0037ce7f"/>
    </style:style>
    <style:style style:name="P26" style:family="paragraph" style:parent-style-name="Heading_20_2">
      <style:text-properties fo:language="ru" fo:country="RU" officeooo:rsid="0039841b" officeooo:paragraph-rsid="0039841b"/>
    </style:style>
    <style:style style:name="P27" style:family="paragraph" style:parent-style-name="Heading_20_2">
      <style:text-properties fo:language="ru" fo:country="RU" officeooo:rsid="003bea78" officeooo:paragraph-rsid="003bea78"/>
    </style:style>
    <style:style style:name="P28" style:family="paragraph" style:parent-style-name="Standard">
      <style:text-properties fo:language="ru" fo:country="RU" officeooo:rsid="003bea78" officeooo:paragraph-rsid="003bea78"/>
    </style:style>
    <style:style style:name="P29" style:family="paragraph" style:parent-style-name="Standard">
      <style:text-properties fo:language="ru" fo:country="RU" fo:font-weight="normal" officeooo:rsid="00480c6c" officeooo:paragraph-rsid="0046cb90" style:font-weight-asian="normal" style:font-weight-complex="normal"/>
    </style:style>
    <style:style style:name="P30" style:family="paragraph" style:parent-style-name="Standard">
      <style:paragraph-properties style:writing-mode="lr-tb"/>
      <style:text-properties fo:language="ru" fo:country="RU" fo:font-weight="normal" officeooo:rsid="0071decd" officeooo:paragraph-rsid="00480c6c" style:font-weight-asian="normal" style:font-weight-complex="normal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5116d1"/>
    </style:style>
    <style:style style:name="P32" style:family="paragraph" style:parent-style-name="Table_20_Contents">
      <loext:graphic-properties draw:fill-hatch-name="hatch"/>
      <style:paragraph-properties fo:margin-top="0cm" fo:margin-bottom="0cm" style:contextual-spacing="false" fo:line-height="100%" fo:text-align="center" style:justify-single-word="false"/>
    </style:style>
    <style:style style:name="P33" style:family="paragraph" style:parent-style-name="Table_20_Contents">
      <loext:graphic-properties draw:fill-hatch-name="hatch"/>
      <style:paragraph-properties fo:line-height="100%" fo:text-align="center" style:justify-single-word="false"/>
    </style:style>
    <style:style style:name="P34" style:family="paragraph" style:parent-style-name="Standard">
      <loext:graphic-properties draw:fill-gradient-name="gradient" draw:fill-hatch-name="hatch"/>
      <style:paragraph-properties fo:margin-top="0cm" fo:margin-bottom="0cm" style:contextual-spacing="false" fo:line-height="150%"/>
      <style:text-properties officeooo:rsid="005b7591" officeooo:paragraph-rsid="005b7591"/>
    </style:style>
    <style:style style:name="P35" style:family="paragraph" style:parent-style-name="Standard">
      <loext:graphic-properties draw:fill-hatch-name="hatch"/>
      <style:paragraph-properties fo:margin-top="0cm" fo:margin-bottom="0cm" style:contextual-spacing="false" fo:line-height="100%"/>
      <style:text-properties officeooo:rsid="005b7591" officeooo:paragraph-rsid="005b7591"/>
    </style:style>
    <style:style style:name="P36" style:family="paragraph" style:parent-style-name="Table_20_Contents">
      <style:paragraph-properties fo:text-align="justify" style:justify-single-word="false"/>
      <style:text-properties officeooo:rsid="005b7591" officeooo:paragraph-rsid="005b7591"/>
    </style:style>
    <style:style style:name="P37" style:family="paragraph" style:parent-style-name="Standard">
      <loext:graphic-properties draw:fill-hatch-name="hatch"/>
      <style:paragraph-properties fo:margin-top="0cm" fo:margin-bottom="0cm" style:contextual-spacing="false" fo:line-height="100%"/>
      <style:text-properties fo:language="en" fo:country="US" officeooo:rsid="005b7591" officeooo:paragraph-rsid="005b7591"/>
    </style:style>
    <style:style style:name="P38" style:family="paragraph" style:parent-style-name="Standard">
      <loext:graphic-properties draw:fill-hatch-name="hatch"/>
      <style:paragraph-properties fo:margin-top="0cm" fo:margin-bottom="0cm" style:contextual-spacing="false" fo:line-height="100%"/>
      <style:text-properties fo:language="en" fo:country="US" officeooo:rsid="005bc03a" officeooo:paragraph-rsid="005bc03a"/>
    </style:style>
    <style:style style:name="P39" style:family="paragraph" style:parent-style-name="Standard">
      <loext:graphic-properties draw:fill-hatch-name="hatch"/>
      <style:paragraph-properties fo:margin-top="0cm" fo:margin-bottom="0cm" style:contextual-spacing="false" fo:line-height="100%"/>
      <style:text-properties fo:language="en" fo:country="US" officeooo:rsid="0067ebf1" officeooo:paragraph-rsid="0067ebf1"/>
    </style:style>
    <style:style style:name="P40" style:family="paragraph" style:parent-style-name="Standard">
      <loext:graphic-properties draw:fill-gradient-name="gradient" draw:fill-hatch-name="hatch"/>
      <style:paragraph-properties fo:margin-top="0cm" fo:margin-bottom="0cm" style:contextual-spacing="false" fo:line-height="150%"/>
      <style:text-properties officeooo:rsid="0067ebf1" officeooo:paragraph-rsid="0067ebf1"/>
    </style:style>
    <style:style style:name="P41" style:family="paragraph" style:parent-style-name="Standard">
      <loext:graphic-properties draw:fill-hatch-name="hatch"/>
      <style:paragraph-properties fo:margin-top="0cm" fo:margin-bottom="0cm" style:contextual-spacing="false" fo:line-height="100%"/>
      <style:text-properties officeooo:rsid="0067ebf1" officeooo:paragraph-rsid="0067ebf1"/>
    </style:style>
    <style:style style:name="P42" style:family="paragraph" style:parent-style-name="Table_20_Contents">
      <loext:graphic-properties draw:fill-hatch-name="hatch"/>
      <style:paragraph-properties fo:line-height="100%"/>
      <style:text-properties officeooo:rsid="0067ebf1" officeooo:paragraph-rsid="0067ebf1"/>
    </style:style>
    <style:style style:name="P43" style:family="paragraph" style:parent-style-name="Table_20_Contents">
      <loext:graphic-properties draw:fill-hatch-name="hatch"/>
      <style:paragraph-properties fo:line-height="100%" fo:text-align="center" style:justify-single-word="false"/>
      <style:text-properties officeooo:rsid="0067ebf1" officeooo:paragraph-rsid="0067ebf1"/>
    </style:style>
    <style:style style:name="P44" style:family="paragraph" style:parent-style-name="Table_20_Contents">
      <loext:graphic-properties draw:fill-hatch-name="hatch"/>
      <style:paragraph-properties fo:line-height="100%" fo:text-align="justify" style:justify-single-word="false"/>
      <style:text-properties officeooo:rsid="0067ebf1" officeooo:paragraph-rsid="0067ebf1"/>
    </style:style>
    <style:style style:name="P45" style:family="paragraph" style:parent-style-name="Table_20_Contents">
      <loext:graphic-properties draw:fill-hatch-name="hatch"/>
      <style:paragraph-properties fo:line-height="100%"/>
      <style:text-properties officeooo:rsid="0067ebf1" officeooo:paragraph-rsid="00696ee0"/>
    </style:style>
    <style:style style:name="P46" style:family="paragraph" style:parent-style-name="Table_20_Contents">
      <loext:graphic-properties draw:fill-hatch-name="hatch"/>
      <style:paragraph-properties fo:line-height="100%"/>
      <style:text-properties officeooo:rsid="0067ebf1" officeooo:paragraph-rsid="006b776b"/>
    </style:style>
    <style:style style:name="P47" style:family="paragraph" style:parent-style-name="Table_20_Contents">
      <loext:graphic-properties draw:fill-hatch-name="hatch"/>
      <style:paragraph-properties fo:text-align="center" style:justify-single-word="false"/>
      <style:text-properties officeooo:rsid="0067ebf1" officeooo:paragraph-rsid="0067ebf1"/>
    </style:style>
    <style:style style:name="P48" style:family="paragraph" style:parent-style-name="Table_20_Contents">
      <loext:graphic-properties draw:fill-hatch-name="hatch"/>
      <style:paragraph-properties fo:margin-top="0cm" fo:margin-bottom="0cm" style:contextual-spacing="false" fo:line-height="100%"/>
      <style:text-properties officeooo:rsid="0044c6da" officeooo:paragraph-rsid="0044c6da"/>
    </style:style>
    <style:style style:name="P49" style:family="paragraph" style:parent-style-name="Table_20_Contents">
      <style:paragraph-properties fo:text-align="center" style:justify-single-word="false"/>
      <style:text-properties officeooo:rsid="0044c6da" officeooo:paragraph-rsid="0044c6da"/>
    </style:style>
    <style:style style:name="P50" style:family="paragraph" style:parent-style-name="Table_20_Contents">
      <style:paragraph-properties fo:text-align="justify" style:justify-single-word="false"/>
      <style:text-properties officeooo:rsid="0044c6da" officeooo:paragraph-rsid="0044c6da"/>
    </style:style>
    <style:style style:name="P51" style:family="paragraph" style:parent-style-name="Table_20_Contents">
      <loext:graphic-properties draw:fill-hatch-name="hatch"/>
      <style:paragraph-properties fo:margin-top="0cm" fo:margin-bottom="0cm" style:contextual-spacing="false" fo:line-height="100%" fo:text-align="center" style:justify-single-word="false"/>
      <style:text-properties officeooo:rsid="00457c5b" officeooo:paragraph-rsid="00457c5b"/>
    </style:style>
    <style:style style:name="P52" style:family="paragraph" style:parent-style-name="Table_20_Contents">
      <loext:graphic-properties draw:fill-hatch-name="hatch"/>
      <style:paragraph-properties fo:margin-top="0cm" fo:margin-bottom="0cm" style:contextual-spacing="false" fo:line-height="100%" fo:text-align="center" style:justify-single-word="false"/>
      <style:text-properties officeooo:rsid="00457c5b" officeooo:paragraph-rsid="0067ebf1"/>
    </style:style>
    <style:style style:name="P53" style:family="paragraph" style:parent-style-name="Table_20_Contents">
      <loext:graphic-properties draw:fill-hatch-name="hatch"/>
      <style:paragraph-properties fo:margin-top="0cm" fo:margin-bottom="0cm" style:contextual-spacing="false" fo:line-height="100%" fo:text-align="center" style:justify-single-word="false"/>
      <style:text-properties officeooo:rsid="00457c5b" officeooo:paragraph-rsid="006b776b"/>
    </style:style>
    <style:style style:name="P54" style:family="paragraph" style:parent-style-name="Table_20_Contents">
      <loext:graphic-properties draw:fill-hatch-name="hatch"/>
      <style:paragraph-properties fo:line-height="100%" fo:text-align="center" style:justify-single-word="false"/>
      <style:text-properties officeooo:rsid="00457c5b" officeooo:paragraph-rsid="006b776b"/>
    </style:style>
    <style:style style:name="P55" style:family="paragraph" style:parent-style-name="Table_20_Contents">
      <style:paragraph-properties fo:text-align="center" style:justify-single-word="false"/>
      <style:text-properties officeooo:rsid="00457c5b" officeooo:paragraph-rsid="00457c5b"/>
    </style:style>
    <style:style style:name="P56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8" style:family="paragraph" style:parent-style-name="Heading_20_1">
      <style:text-properties officeooo:rsid="003f8d66" officeooo:paragraph-rsid="003f8d66"/>
    </style:style>
    <style:style style:name="P59" style:family="paragraph" style:parent-style-name="Heading_20_1">
      <style:text-properties officeooo:rsid="0042b454" officeooo:paragraph-rsid="0042b454"/>
    </style:style>
    <style:style style:name="P60" style:family="paragraph" style:parent-style-name="Standard">
      <style:text-properties officeooo:rsid="0042b454" officeooo:paragraph-rsid="005b7591"/>
    </style:style>
    <style:style style:name="P61" style:family="paragraph" style:parent-style-name="Heading_20_1">
      <style:text-properties officeooo:rsid="0046cb90" officeooo:paragraph-rsid="0046cb90"/>
    </style:style>
    <style:style style:name="P62" style:family="paragraph" style:parent-style-name="Heading_20_2">
      <style:text-properties officeooo:rsid="0046cb90" officeooo:paragraph-rsid="0046cb90"/>
    </style:style>
    <style:style style:name="P63" style:family="paragraph" style:parent-style-name="Standard">
      <style:text-properties officeooo:rsid="0046cb90" officeooo:paragraph-rsid="0071c0e4"/>
    </style:style>
    <style:style style:name="P64" style:family="paragraph" style:parent-style-name="Standard">
      <style:text-properties officeooo:rsid="0046cb90" officeooo:paragraph-rsid="00480c6c"/>
    </style:style>
    <style:style style:name="P65" style:family="paragraph" style:parent-style-name="Heading_20_2">
      <style:text-properties officeooo:rsid="005542a9" officeooo:paragraph-rsid="005542a9"/>
    </style:style>
    <style:style style:name="P66" style:family="paragraph" style:parent-style-name="Standard">
      <style:text-properties officeooo:rsid="005542a9" officeooo:paragraph-rsid="005542a9"/>
    </style:style>
    <style:style style:name="P67" style:family="paragraph" style:parent-style-name="Heading_20_2">
      <style:text-properties officeooo:rsid="005bc03a" officeooo:paragraph-rsid="005bc03a"/>
    </style:style>
    <style:style style:name="P68" style:family="paragraph" style:parent-style-name="Table_20_Contents">
      <loext:graphic-properties draw:fill-hatch-name="hatch"/>
      <style:paragraph-properties fo:line-height="100%"/>
      <style:text-properties officeooo:rsid="005bc03a" officeooo:paragraph-rsid="005bc03a"/>
    </style:style>
    <style:style style:name="P69" style:family="paragraph" style:parent-style-name="Table_20_Contents">
      <loext:graphic-properties draw:fill-hatch-name="hatch"/>
      <style:paragraph-properties fo:line-height="100%" fo:text-align="center" style:justify-single-word="false"/>
      <style:text-properties officeooo:rsid="005bc03a" officeooo:paragraph-rsid="005bc03a"/>
    </style:style>
    <style:style style:name="P70" style:family="paragraph" style:parent-style-name="Standard">
      <style:text-properties officeooo:rsid="0040523e" officeooo:paragraph-rsid="0040523e"/>
    </style:style>
    <style:style style:name="P71" style:family="paragraph" style:parent-style-name="Standard">
      <style:text-properties style:font-name="Times new roman" fo:font-size="12pt" officeooo:rsid="006056c2" officeooo:paragraph-rsid="006056c2" style:font-size-asian="12pt" style:font-size-complex="12pt"/>
    </style:style>
    <style:style style:name="P72" style:family="paragraph" style:parent-style-name="Standard">
      <style:text-properties style:font-name="Times new roman" fo:font-size="12pt" fo:font-weight="bold" officeooo:rsid="006056c2" officeooo:paragraph-rsid="006056c2" style:font-size-asian="12pt" style:font-weight-asian="bold" style:font-size-complex="12pt" style:font-weight-complex="bold"/>
    </style:style>
    <style:style style:name="P73" style:family="paragraph" style:parent-style-name="Standard">
      <style:text-properties officeooo:paragraph-rsid="00622a78"/>
    </style:style>
    <style:style style:name="P74" style:family="paragraph" style:parent-style-name="Standard">
      <style:text-properties officeooo:paragraph-rsid="005b7591"/>
    </style:style>
    <style:style style:name="P75" style:family="paragraph" style:parent-style-name="Table_20_Contents">
      <style:paragraph-properties fo:text-align="center" style:justify-single-word="false"/>
      <style:text-properties officeooo:rsid="005d3c28" officeooo:paragraph-rsid="005d3c28" style:font-size-asian="14pt" style:font-size-complex="14pt"/>
    </style:style>
    <style:style style:name="P76" style:family="paragraph" style:parent-style-name="Table_20_Contents">
      <style:paragraph-properties fo:text-align="center" style:justify-single-word="false"/>
      <style:text-properties officeooo:rsid="006b776b" officeooo:paragraph-rsid="006b776b" style:font-size-asian="14pt" style:font-size-complex="14pt"/>
    </style:style>
    <style:style style:name="P77" style:family="paragraph" style:parent-style-name="Table_20_Contents">
      <style:paragraph-properties fo:text-align="center" style:justify-single-word="false"/>
      <style:text-properties officeooo:rsid="006c87b1" officeooo:paragraph-rsid="006c87b1" style:font-size-asian="14pt" style:font-size-complex="14pt"/>
    </style:style>
    <style:style style:name="P78" style:family="paragraph" style:parent-style-name="Table_20_Contents">
      <style:paragraph-properties fo:text-align="center" style:justify-single-word="false"/>
      <style:text-properties officeooo:rsid="006ce09b" officeooo:paragraph-rsid="006ce09b" style:font-size-asian="14pt" style:font-size-complex="14pt"/>
    </style:style>
    <style:style style:name="P79" style:family="paragraph" style:parent-style-name="Table_20_Contents">
      <style:paragraph-properties fo:text-align="center" style:justify-single-word="false"/>
      <style:text-properties officeooo:rsid="006ea702" officeooo:paragraph-rsid="006ea702" style:font-size-asian="14pt" style:font-size-complex="14pt"/>
    </style:style>
    <style:style style:name="P80" style:family="paragraph" style:parent-style-name="Table_20_Contents">
      <style:paragraph-properties fo:text-align="center" style:justify-single-word="false"/>
      <style:text-properties officeooo:rsid="006fd474" officeooo:paragraph-rsid="006fd474" style:font-size-asian="14pt" style:font-size-complex="14pt"/>
    </style:style>
    <style:style style:name="P81" style:family="paragraph" style:parent-style-name="Table_20_Contents">
      <style:paragraph-properties fo:text-align="center" style:justify-single-word="false"/>
      <style:text-properties officeooo:rsid="0071c0e4" officeooo:paragraph-rsid="0071c0e4" style:font-size-asian="14pt" style:font-size-complex="14pt"/>
    </style:style>
    <style:style style:name="P82" style:family="paragraph" style:parent-style-name="Table_20_Contents">
      <style:paragraph-properties fo:text-align="center" style:justify-single-word="false"/>
      <style:text-properties officeooo:rsid="0074c744" officeooo:paragraph-rsid="0074c744" style:font-size-asian="14pt" style:font-size-complex="14pt"/>
    </style:style>
    <style:style style:name="P83" style:family="paragraph" style:parent-style-name="Preformatted_20_Text">
      <style:paragraph-properties fo:line-height="125%"/>
    </style:style>
    <style:style style:name="P84" style:family="paragraph" style:parent-style-name="Preformatted_20_Text">
      <style:paragraph-properties fo:margin-top="0cm" fo:margin-bottom="0.499cm" style:contextual-spacing="false" fo:line-height="125%"/>
    </style:style>
    <style:style style:name="P85" style:family="paragraph" style:parent-style-name="Table">
      <style:text-properties officeooo:paragraph-rsid="006fd474"/>
    </style:style>
    <style:style style:name="P86" style:family="paragraph" style:parent-style-name="Standard">
      <style:text-properties officeooo:rsid="00746e19" officeooo:paragraph-rsid="00746e19"/>
    </style:style>
    <style:style style:name="P87" style:family="paragraph" style:parent-style-name="Mono" style:list-style-name="L9"/>
    <style:style style:name="P88" style:family="paragraph" style:parent-style-name="Mono" style:list-style-name="L10"/>
    <style:style style:name="P89" style:family="paragraph" style:parent-style-name="Mono" style:list-style-name="L9">
      <style:text-properties officeooo:rsid="005b7591" officeooo:paragraph-rsid="005b7591"/>
    </style:style>
    <style:style style:name="P90" style:family="paragraph" style:parent-style-name="Standard" style:list-style-name="L1">
      <style:text-properties style:font-name="Times new roman" fo:font-size="12pt" fo:font-weight="bold" officeooo:rsid="006056c2" officeooo:paragraph-rsid="006056c2" style:font-size-asian="12pt" style:font-weight-asian="bold" style:font-size-complex="12pt" style:font-weight-complex="bold"/>
    </style:style>
    <style:style style:name="P91" style:family="paragraph" style:parent-style-name="Standard" style:list-style-name="L2">
      <style:text-properties style:font-name="Times new roman" fo:font-size="12pt" fo:font-weight="normal" officeooo:rsid="006056c2" officeooo:paragraph-rsid="006056c2" style:font-size-asian="12pt" style:font-weight-asian="normal" style:font-size-complex="12pt" style:font-weight-complex="normal"/>
    </style:style>
    <style:style style:name="P92" style:family="paragraph" style:parent-style-name="Standard" style:list-style-name="L3">
      <loext:graphic-properties draw:fill-gradient-name="gradient" draw:fill-hatch-name="hatch"/>
      <style:paragraph-properties fo:margin-top="0cm" fo:margin-bottom="0cm" style:contextual-spacing="false" fo:line-height="150%"/>
      <style:text-properties fo:language="ru" fo:country="RU" fo:font-weight="normal" officeooo:rsid="005218f5" officeooo:paragraph-rsid="005218f5" style:font-weight-asian="normal" style:font-weight-complex="normal"/>
    </style:style>
    <style:style style:name="P93" style:family="paragraph" style:parent-style-name="Standard" style:list-style-name="L3">
      <loext:graphic-properties draw:fill-gradient-name="gradient" draw:fill-hatch-name="hatch"/>
      <style:paragraph-properties fo:margin-top="0cm" fo:margin-bottom="0cm" style:contextual-spacing="false" fo:line-height="150%"/>
      <style:text-properties fo:language="ru" fo:country="RU" fo:font-weight="normal" officeooo:rsid="006056c2" officeooo:paragraph-rsid="006056c2" style:font-weight-asian="normal" style:font-weight-complex="normal"/>
    </style:style>
    <style:style style:name="P94" style:family="paragraph" style:parent-style-name="Standard" style:list-style-name="L4">
      <loext:graphic-properties draw:fill-gradient-name="gradient" draw:fill-hatch-name="hatch"/>
      <style:paragraph-properties fo:margin-top="0cm" fo:margin-bottom="0cm" style:contextual-spacing="false" fo:line-height="150%"/>
      <style:text-properties fo:language="ru" fo:country="RU" fo:font-weight="normal" officeooo:rsid="006056c2" officeooo:paragraph-rsid="006056c2" style:font-weight-asian="normal" style:font-weight-complex="normal"/>
    </style:style>
    <style:style style:name="P95" style:family="paragraph" style:parent-style-name="Standard" style:list-style-name="L11">
      <style:text-properties fo:language="ru" fo:country="RU" fo:font-weight="normal" officeooo:rsid="0071c0e4" officeooo:paragraph-rsid="0071c0e4" style:font-weight-asian="normal" style:font-weight-complex="normal"/>
    </style:style>
    <style:style style:name="P96" style:family="paragraph" style:parent-style-name="Standard" style:list-style-name="L12">
      <style:text-properties fo:language="ru" fo:country="RU" fo:font-weight="normal" officeooo:rsid="0071c0e4" officeooo:paragraph-rsid="0071c0e4" style:font-weight-asian="normal" style:font-weight-complex="normal"/>
    </style:style>
    <style:style style:name="P97" style:family="paragraph" style:parent-style-name="Standard" style:list-style-name="L11">
      <style:text-properties fo:language="ru" fo:country="RU" fo:font-weight="normal" officeooo:rsid="0071decd" officeooo:paragraph-rsid="0071decd" style:font-weight-asian="normal" style:font-weight-complex="normal"/>
    </style:style>
    <style:style style:name="P98" style:family="paragraph" style:parent-style-name="Standard" style:list-style-name="L4">
      <loext:graphic-properties draw:fill-gradient-name="gradient" draw:fill-hatch-name="hatch"/>
      <style:paragraph-properties fo:margin-top="0cm" fo:margin-bottom="0cm" style:contextual-spacing="false" fo:line-height="150%"/>
      <style:text-properties fo:language="ru" fo:country="RU" fo:font-weight="bold" officeooo:rsid="006056c2" officeooo:paragraph-rsid="006056c2" style:font-weight-asian="bold" style:font-weight-complex="bold"/>
    </style:style>
    <style:style style:name="P99" style:family="paragraph" style:parent-style-name="Standard" style:list-style-name="L5">
      <style:text-properties officeooo:rsid="005542a9" officeooo:paragraph-rsid="005542a9"/>
    </style:style>
    <style:style style:name="P100" style:family="paragraph" style:parent-style-name="Standard" style:list-style-name="L6">
      <loext:graphic-properties draw:fill-gradient-name="gradient" draw:fill-hatch-name="hatch"/>
      <style:paragraph-properties fo:margin-top="0cm" fo:margin-bottom="0cm" style:contextual-spacing="false" fo:line-height="150%"/>
      <style:text-properties officeooo:rsid="00557ca5" officeooo:paragraph-rsid="00557ca5"/>
    </style:style>
    <style:style style:name="P101" style:family="paragraph" style:parent-style-name="Standard" style:list-style-name="L6">
      <loext:graphic-properties draw:fill-gradient-name="gradient" draw:fill-hatch-name="hatch"/>
      <style:paragraph-properties fo:margin-top="0cm" fo:margin-bottom="0cm" style:contextual-spacing="false" fo:line-height="150%"/>
      <style:text-properties officeooo:paragraph-rsid="003d9be7"/>
    </style:style>
    <style:style style:name="P102" style:family="paragraph" style:parent-style-name="Standard" style:list-style-name="L6">
      <loext:graphic-properties draw:fill-gradient-name="gradient" draw:fill-hatch-name="hatch"/>
      <style:paragraph-properties fo:margin-top="0cm" fo:margin-bottom="0cm" style:contextual-spacing="false" fo:line-height="150%"/>
    </style:style>
    <style:style style:name="P103" style:family="paragraph" style:parent-style-name="Standard" style:list-style-name="L6">
      <loext:graphic-properties draw:fill-gradient-name="gradient" draw:fill-hatch-name="hatch"/>
      <style:paragraph-properties fo:margin-top="0cm" fo:margin-bottom="0cm" style:contextual-spacing="false" fo:line-height="150%"/>
      <style:text-properties officeooo:rsid="005694cf" officeooo:paragraph-rsid="005694cf"/>
    </style:style>
    <style:style style:name="P104" style:family="paragraph" style:parent-style-name="Standard" style:list-style-name="L6">
      <loext:graphic-properties draw:fill-gradient-name="gradient" draw:fill-hatch-name="hatch"/>
      <style:paragraph-properties fo:margin-top="0cm" fo:margin-bottom="0cm" style:contextual-spacing="false" fo:line-height="150%"/>
      <style:text-properties officeooo:rsid="00588a36" officeooo:paragraph-rsid="00588a36"/>
    </style:style>
    <style:style style:name="P105" style:family="paragraph" style:parent-style-name="Standard" style:list-style-name="L7">
      <loext:graphic-properties draw:fill-gradient-name="gradient" draw:fill-hatch-name="hatch"/>
      <style:paragraph-properties fo:margin-top="0cm" fo:margin-bottom="0cm" style:contextual-spacing="false" fo:line-height="150%"/>
      <style:text-properties officeooo:rsid="005980ac" officeooo:paragraph-rsid="005980ac"/>
    </style:style>
    <style:style style:name="P106" style:family="paragraph" style:parent-style-name="Standard" style:list-style-name="L7">
      <loext:graphic-properties draw:fill-gradient-name="gradient" draw:fill-hatch-name="hatch"/>
      <style:paragraph-properties fo:margin-top="0cm" fo:margin-bottom="0cm" style:contextual-spacing="false" fo:line-height="150%"/>
      <style:text-properties officeooo:rsid="005980ac" officeooo:paragraph-rsid="006157bc"/>
    </style:style>
    <style:style style:name="P107" style:family="paragraph" style:parent-style-name="Standard" style:list-style-name="L7">
      <loext:graphic-properties draw:fill-gradient-name="gradient" draw:fill-hatch-name="hatch"/>
      <style:paragraph-properties fo:margin-top="0cm" fo:margin-bottom="0cm" style:contextual-spacing="false" fo:line-height="150%"/>
      <style:text-properties officeooo:rsid="006157bc" officeooo:paragraph-rsid="006157bc"/>
    </style:style>
    <style:style style:name="P108" style:family="paragraph" style:parent-style-name="Standard" style:list-style-name="L8">
      <style:text-properties officeooo:rsid="006157bc" officeooo:paragraph-rsid="006157bc"/>
    </style:style>
    <style:style style:name="P109" style:family="paragraph" style:parent-style-name="Standard" style:list-style-name="L8">
      <style:text-properties officeooo:rsid="0042b454" officeooo:paragraph-rsid="0042b454"/>
    </style:style>
    <style:style style:name="P110" style:family="paragraph" style:parent-style-name="Standard" style:list-style-name="L10">
      <style:text-properties officeooo:rsid="0042b454" officeooo:paragraph-rsid="0042b454"/>
    </style:style>
    <style:style style:name="P111" style:family="paragraph" style:parent-style-name="Standard" style:list-style-name="L10">
      <style:text-properties officeooo:rsid="0042b454" officeooo:paragraph-rsid="00622a78"/>
    </style:style>
    <style:style style:name="P112" style:family="paragraph" style:parent-style-name="Standard" style:list-style-name="L9">
      <style:text-properties officeooo:rsid="0042b454" officeooo:paragraph-rsid="0042b454"/>
    </style:style>
    <style:style style:name="P113" style:family="paragraph" style:parent-style-name="Standard" style:list-style-name="L9">
      <style:text-properties officeooo:rsid="0042b454" officeooo:paragraph-rsid="00622a78"/>
    </style:style>
    <style:style style:name="P114" style:family="paragraph" style:parent-style-name="Standard" style:list-style-name="L9">
      <style:text-properties officeooo:rsid="0042b454" officeooo:paragraph-rsid="005b7591"/>
    </style:style>
    <style:style style:name="P115" style:family="paragraph" style:parent-style-name="Table_20_Contents">
      <style:paragraph-properties fo:text-align="center" style:justify-single-word="false"/>
      <style:text-properties officeooo:rsid="006b776b" officeooo:paragraph-rsid="006b776b" style:font-size-asian="14pt" style:font-size-complex="14pt"/>
    </style:style>
    <style:style style:name="P116" style:family="paragraph" style:parent-style-name="Table_20_Contents">
      <style:paragraph-properties fo:text-align="center" style:justify-single-word="false"/>
      <style:text-properties officeooo:rsid="007bc883" officeooo:paragraph-rsid="007bc883" style:font-size-asian="14pt" style:font-size-complex="14pt"/>
    </style:style>
    <style:style style:name="P117" style:family="paragraph" style:parent-style-name="Table_20_Contents">
      <style:paragraph-properties fo:text-align="center" style:justify-single-word="false"/>
      <style:text-properties officeooo:rsid="006ce09b" officeooo:paragraph-rsid="006ce09b" style:font-size-asian="14pt" style:font-size-complex="14pt"/>
    </style:style>
    <style:style style:name="P118" style:family="paragraph" style:parent-style-name="Table_20_Contents">
      <style:paragraph-properties fo:text-align="center" style:justify-single-word="false"/>
      <style:text-properties officeooo:rsid="007c7630" officeooo:paragraph-rsid="007c7630" style:font-size-asian="14pt" style:font-size-complex="14pt"/>
    </style:style>
    <style:style style:name="P119" style:family="paragraph" style:parent-style-name="Table_20_Contents">
      <style:paragraph-properties fo:text-align="center" style:justify-single-word="false"/>
      <style:text-properties officeooo:rsid="007fd034" officeooo:paragraph-rsid="007fd034" style:font-size-asian="14pt" style:font-size-complex="14pt"/>
    </style:style>
    <style:style style:name="P120" style:family="paragraph" style:parent-style-name="Table_20_Contents">
      <style:paragraph-properties fo:text-align="center" style:justify-single-word="false"/>
      <style:text-properties officeooo:rsid="0074c744" officeooo:paragraph-rsid="0074c744" style:font-size-asian="14pt" style:font-size-complex="14pt"/>
    </style:style>
    <style:style style:name="P121" style:family="paragraph" style:parent-style-name="Table_20_Contents">
      <style:paragraph-properties fo:text-align="center" style:justify-single-word="false"/>
      <style:text-properties officeooo:rsid="008199a6" officeooo:paragraph-rsid="008199a6" style:font-size-asian="14pt" style:font-size-complex="14pt"/>
    </style:style>
    <style:style style:name="P122" style:family="paragraph" style:parent-style-name="Table_20_Contents">
      <style:paragraph-properties fo:text-align="center" style:justify-single-word="false"/>
      <style:text-properties officeooo:rsid="0081bb3b" officeooo:paragraph-rsid="0081bb3b" style:font-size-asian="14pt" style:font-size-complex="14pt"/>
    </style:style>
    <style:style style:name="P123" style:family="paragraph" style:parent-style-name="Table_20_Contents">
      <style:paragraph-properties fo:text-align="center" style:justify-single-word="false"/>
      <style:text-properties officeooo:rsid="00828b1a" officeooo:paragraph-rsid="00828b1a" style:font-size-asian="14pt" style:font-size-complex="14pt"/>
    </style:style>
    <style:style style:name="P124" style:family="paragraph" style:parent-style-name="Table_20_Contents">
      <style:paragraph-properties fo:text-align="center" style:justify-single-word="false"/>
      <style:text-properties officeooo:rsid="0083a02f" officeooo:paragraph-rsid="0083a02f" style:font-size-asian="14pt" style:font-size-complex="14pt"/>
    </style:style>
    <style:style style:name="P125" style:family="paragraph" style:parent-style-name="Table_20_Contents">
      <style:paragraph-properties fo:text-align="center" style:justify-single-word="false"/>
      <style:text-properties officeooo:rsid="005d3c28" officeooo:paragraph-rsid="0083a02f" style:font-size-asian="14pt" style:font-size-complex="14pt"/>
    </style:style>
    <style:style style:name="P126" style:family="paragraph" style:parent-style-name="Вопросы" style:list-style-name="L11">
      <style:text-properties officeooo:rsid="0071c0e4" officeooo:paragraph-rsid="0071c0e4"/>
    </style:style>
    <style:style style:name="P127" style:family="paragraph" style:parent-style-name="Вопросы" style:list-style-name="L11">
      <style:text-properties officeooo:rsid="0071decd" officeooo:paragraph-rsid="0071decd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 style:font-weight-complex="bold"/>
    </style:style>
    <style:style style:name="T2" style:family="text">
      <style:text-properties style:font-name="Times New Roman" fo:font-size="14pt" officeooo:rsid="0037936c" style:font-name-asian="Times New Roman1" style:font-size-asian="14pt" style:font-name-complex="Times New Roman1" style:font-size-complex="14pt" style:font-weight-complex="bold"/>
    </style:style>
    <style:style style:name="T3" style:family="text">
      <style:text-properties style:font-name="Times New Roman" fo:font-size="14pt" officeooo:rsid="0019e290" style:font-name-asian="Times New Roman1" style:font-size-asian="14pt" style:font-name-complex="Times New Roman1" style:font-size-complex="14pt" style:font-weight-complex="bold"/>
    </style:style>
    <style:style style:name="T4" style:family="text">
      <style:text-properties style:font-name="Times New Roman" fo:font-size="14pt" fo:font-style="italic" style:font-name-asian="Times New Roman1" style:font-size-asian="14pt" style:font-style-asian="italic" style:font-name-complex="Times New Roman1"/>
    </style:style>
    <style:style style:name="T5" style:family="text">
      <style:text-properties style:font-name="Times New Roman" fo:font-size="14pt" fo:font-style="italic" officeooo:rsid="0019e290" style:font-name-asian="Times New Roman1" style:font-size-asian="14pt" style:font-style-asian="italic" style:font-name-complex="Times New Roman1"/>
    </style:style>
    <style:style style:name="T6" style:family="text">
      <style:text-properties style:font-name="Times New Roman" fo:font-size="14pt" fo:font-style="italic" officeooo:rsid="0037936c" style:font-name-asian="Times New Roman1" style:font-size-asian="14pt" style:font-style-asian="italic" style:font-name-complex="Times New Roman1"/>
    </style:style>
    <style:style style:name="T7" style:family="text">
      <style:text-properties style:font-name="Times New Roman" fo:font-size="14pt" fo:font-style="italic" officeooo:rsid="002362e6" style:font-name-asian="Times New Roman1" style:font-size-asian="14pt" style:font-style-asian="italic" style:font-name-complex="Times New Roman1"/>
    </style:style>
    <style:style style:name="T8" style:family="text">
      <style:text-properties fo:color="#000000" loext:opacity="100%" style:font-name="Times New Roman" fo:font-size="18pt" fo:language="ru" fo:country="RU" style:text-underline-style="solid" style:text-underline-width="auto" style:text-underline-color="font-color" fo:font-weight="bold" style:font-name-asian="Times New Roman1" style:font-size-asian="18pt" style:font-weight-asian="bold" style:font-name-complex="Times New Roman1" style:font-size-complex="14pt" style:font-weight-complex="bold"/>
    </style:style>
    <style:style style:name="T9" style:family="text">
      <style:text-properties fo:color="#000000" loext:opacity="100%" style:font-name="Times New Roman" fo:font-size="18pt" fo:language="ru" fo:country="RU" style:text-underline-style="solid" style:text-underline-width="auto" style:text-underline-color="font-color" fo:font-weight="bold" officeooo:rsid="0019e290" style:font-name-asian="Times New Roman1" style:font-size-asian="18pt" style:font-weight-asian="bold" style:font-name-complex="Times New Roman1" style:font-size-complex="14pt" style:font-weight-complex="bold"/>
    </style:style>
    <style:style style:name="T10" style:family="text">
      <style:text-properties fo:color="#000000" loext:opacity="100%" style:font-name="Times New Roman" fo:font-size="18pt" fo:language="ru" fo:country="RU" style:text-underline-style="solid" style:text-underline-width="auto" style:text-underline-color="font-color" fo:font-weight="bold" officeooo:rsid="006056c2" style:font-name-asian="Times New Roman1" style:font-size-asian="18pt" style:font-weight-asian="bold" style:font-name-complex="Times New Roman1" style:font-size-complex="14pt" style:font-weight-complex="bold"/>
    </style:style>
    <style:style style:name="T11" style:family="text">
      <style:text-properties fo:language="ru" fo:country="RU" fo:font-weight="normal" style:font-weight-asian="normal" style:font-weight-complex="normal"/>
    </style:style>
    <style:style style:name="T12" style:family="text">
      <style:text-properties fo:language="ru" fo:country="RU" fo:font-weight="normal" officeooo:rsid="0071decd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3c4161"/>
    </style:style>
    <style:style style:name="T15" style:family="text">
      <style:text-properties fo:color="#008800" loext:opacity="100%" fo:font-weight="bold"/>
    </style:style>
    <style:style style:name="T16" style:family="text">
      <style:text-properties fo:color="#333399" loext:opacity="100%" fo:font-weight="bold"/>
    </style:style>
    <style:style style:name="T17" style:family="text">
      <style:text-properties fo:color="#333333" loext:opacity="100%"/>
    </style:style>
    <style:style style:name="T18" style:family="text">
      <style:text-properties officeooo:rsid="0042b454"/>
    </style:style>
    <style:style style:name="T19" style:family="text">
      <style:text-properties officeooo:rsid="00557ca5"/>
    </style:style>
    <style:style style:name="T20" style:family="text">
      <style:text-properties officeooo:rsid="005694cf"/>
    </style:style>
    <style:style style:name="T21" style:family="text">
      <style:text-properties officeooo:rsid="005980ac"/>
    </style:style>
    <style:style style:name="T22" style:family="text">
      <style:text-properties officeooo:rsid="005b7591"/>
    </style:style>
    <style:style style:name="T23" style:family="text">
      <style:text-properties officeooo:rsid="005d3c28"/>
    </style:style>
    <style:style style:name="T24" style:family="text">
      <style:text-properties officeooo:rsid="006056c2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officeooo:rsid="006157bc"/>
    </style:style>
    <style:style style:name="T27" style:family="text">
      <style:text-properties officeooo:rsid="00622a78"/>
    </style:style>
    <style:style style:name="T28" style:family="text">
      <style:text-properties officeooo:rsid="00634faf"/>
    </style:style>
    <style:style style:name="T29" style:family="text">
      <style:text-properties officeooo:rsid="0064b385"/>
    </style:style>
    <style:style style:name="T30" style:family="text">
      <style:text-properties officeooo:rsid="0066a777"/>
    </style:style>
    <style:style style:name="T31" style:family="text">
      <style:text-properties officeooo:rsid="0067ebf1"/>
    </style:style>
    <style:style style:name="T32" style:family="text">
      <style:text-properties officeooo:rsid="00696ee0"/>
    </style:style>
    <style:style style:name="T33" style:family="text">
      <style:text-properties officeooo:rsid="006b776b"/>
    </style:style>
    <style:style style:name="T34" style:family="text">
      <style:text-properties officeooo:rsid="006fd474"/>
    </style:style>
    <style:style style:name="T35" style:family="text">
      <style:text-properties officeooo:rsid="0071c0e4"/>
    </style:style>
    <style:style style:name="T36" style:family="text">
      <style:text-properties officeooo:rsid="0071decd"/>
    </style:style>
    <style:style style:name="T37" style:family="text">
      <style:text-properties officeooo:rsid="0074c744"/>
    </style:style>
    <style:style style:name="T38" style:family="text">
      <style:text-properties officeooo:rsid="00793122"/>
    </style:style>
    <style:style style:name="T39" style:family="text">
      <style:text-properties officeooo:rsid="007b6c70"/>
    </style:style>
    <style:style style:name="T40" style:family="text">
      <style:text-properties officeooo:rsid="007bc883"/>
    </style:style>
    <style:style style:name="T41" style:family="text">
      <style:text-properties officeooo:rsid="007e3a40"/>
    </style:style>
    <style:style style:name="T42" style:family="text">
      <style:text-properties officeooo:rsid="007fd034"/>
    </style:style>
    <style:style style:name="T43" style:family="text">
      <style:text-properties officeooo:rsid="008199a6"/>
    </style:style>
    <style:style style:name="T44" style:family="text">
      <style:text-properties officeooo:rsid="00828b1a"/>
    </style:style>
    <style:style style:name="T45" style:family="text">
      <style:text-properties officeooo:rsid="0083a02f"/>
    </style:style>
    <style:style style:name="T46" style:family="text">
      <style:text-properties officeooo:rsid="008495f9"/>
    </style:style>
    <style:style style:name="T47" style:family="text"/>
    <style:style style:name="fr1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—%1%" style:num-prefix="—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—%1%" style:num-prefix="—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—%2%" style:num-prefix="—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—%3%" style:num-prefix="—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loext:num-list-format="—%1%" style:num-prefix="—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—%2%" style:num-prefix="—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—%1%" style:num-prefix="—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—%1%" style:num-prefix="—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—%1%" style:num-prefix="—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—%2%" style:num-prefix="—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Листинг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><draw:frame draw:style-name="fr1" draw:name="Рисунок 1" text:anchor-type="char" svg:x="-0.039cm" svg:y="0.582cm" svg:width="2.037cm" svg:height="2.302cm" draw:z-index="0"><draw:image xlink:href="Pictures/10000000000000B0000000C7F9DB20AA7D301026.jpg" xlink:type="simple" xlink:show="embed" xlink:actuate="onLoad" draw:mime-type="image/jpeg"/><svg:desc>Gerb-BMSTU_01</svg:desc><draw:contour-polygon svg:width="1.991cm" svg:height="2.288cm" svg:viewBox="0 0 1991 2288" draw:points="14,0 14,2288 2005,2288 2005,0" draw:recreate-on-edit="false"/></draw:frame></text:p>
          </table:table-cell>
          <table:table-cell table:style-name="Таблица1.A1" office:value-type="string">
            <text:p text:style-name="P4">Министерство науки и высшего образования Российской Федерации</text:p>
            <text:p text:style-name="P4">Федеральное государственное бюджетное образовательное учреждение </text:p>
            <text:p text:style-name="P4">высшего образования</text:p>
            <text:p text:style-name="P5">«Московский государственный технический университет</text:p>
            <text:p text:style-name="P5">имени Н.Э. Баумана</text:p>
            <text:p text:style-name="P4">(национальный исследовательский университет)»</text:p>
            <text:p text:style-name="P4">(МГТУ им. Н.Э. Баумана)</text:p>
          </table:table-cell>
        </table:table-row>
      </table:table>
      <text:p text:style-name="P14"/>
      <text:p text:style-name="P10"/>
      <text:p text:style-name="P6">ФАКУЛЬТЕТ <text:tab/>Информатика и системы управления</text:p>
      <text:p text:style-name="P6"/>
      <text:p text:style-name="P6">КАФЕДРА <text:tab/><text:tab/>Программное обеспечение ЭВМ и информационные технологии</text:p>
      <text:p text:style-name="P7"/>
      <text:p text:style-name="P9"/>
      <text:p text:style-name="P9"/>
      <text:p text:style-name="P31"><text:span text:style-name="T8">ОТЧЕТ ПО </text:span><text:span text:style-name="T9">ЛАБОРАТОРНОЙ РАБОТЕ №</text:span><text:span text:style-name="T10">3</text:span><text:span text:style-name="T9"> «</text:span><text:span text:style-name="T10">Обработка разреженных матриц</text:span><text:span text:style-name="T9">»</text:span></text:p>
      <text:p text:style-name="P9"/>
      <text:p text:style-name="P9"/>
      <text:p text:style-name="P17"><text:span text:style-name="T1">Студент<text:tab/><text:tab/><text:tab/></text:span><text:span text:style-name="T2">Ланкин Дмитрий Леонидович</text:span></text:p>
      <text:p text:style-name="P11"/>
      <text:p text:style-name="P17"><text:span text:style-name="T1">Группа<text:tab/><text:tab/><text:tab/>ИУ7 – </text:span><text:span text:style-name="T3">3</text:span><text:span text:style-name="T2">4</text:span><text:span text:style-name="T1">Б </text:span></text:p>
      <text:p text:style-name="P9"/>
      <text:p text:style-name="P12">Принял(-а) <text:s text:c="21"/><text:span text:style-name="T38">Барышникова Марина Юрьевна</text:span></text:p>
      <text:p text:style-name="P8"/>
      <text:p text:style-name="P8"/>
      <text:p text:style-name="P8"/>
      <text:p text:style-name="P8"/>
      <text:p text:style-name="P9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8"><text:span text:style-name="T4">20</text:span><text:span text:style-name="T5">2</text:span><text:span text:style-name="T6">2</text:span><text:span text:style-name="T4"> <text:s text:c="4"/></text:span><text:span text:style-name="T7">г.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56"><text:a xlink:type="simple" xlink:href="#__RefHeading___Toc4242_3479105423" text:style-name="Index_20_Link" text:visited-style-name="Index_20_Link">Описание условия задачи<text:tab/>3</text:a></text:p>
          <text:p text:style-name="P56"><text:a xlink:type="simple" xlink:href="#__RefHeading___Toc4244_3479105423" text:style-name="Index_20_Link" text:visited-style-name="Index_20_Link">Техническое задание<text:tab/>3</text:a></text:p>
          <text:p text:style-name="P57"><text:a xlink:type="simple" xlink:href="#__RefHeading___Toc4246_3479105423" text:style-name="Index_20_Link" text:visited-style-name="Index_20_Link">Входные данные<text:tab/>3</text:a></text:p>
          <text:p text:style-name="P57"><text:a xlink:type="simple" xlink:href="#__RefHeading___Toc4248_3479105423" text:style-name="Index_20_Link" text:visited-style-name="Index_20_Link">Выходные данные<text:tab/>4</text:a></text:p>
          <text:p text:style-name="P57"><text:a xlink:type="simple" xlink:href="#__RefHeading___Toc4250_3479105423" text:style-name="Index_20_Link" text:visited-style-name="Index_20_Link">Описание задачи<text:tab/>4</text:a></text:p>
          <text:p text:style-name="P57"><text:a xlink:type="simple" xlink:href="#__RefHeading___Toc2044_3033339725" text:style-name="Index_20_Link" text:visited-style-name="Index_20_Link">Список команд<text:tab/>4</text:a></text:p>
          <text:p text:style-name="P57"><text:a xlink:type="simple" xlink:href="#__RefHeading___Toc4252_3479105423" text:style-name="Index_20_Link" text:visited-style-name="Index_20_Link">Способ обращения к программе<text:tab/>4</text:a></text:p>
          <text:p text:style-name="P57"><text:a xlink:type="simple" xlink:href="#__RefHeading___Toc4254_3479105423" text:style-name="Index_20_Link" text:visited-style-name="Index_20_Link">Описание возможных аварийных ситуаций и ошибок пользователя<text:tab/>4</text:a></text:p>
          <text:p text:style-name="P56"><text:a xlink:type="simple" xlink:href="#__RefHeading___Toc4256_3479105423" text:style-name="Index_20_Link" text:visited-style-name="Index_20_Link">Внутренняя структура данных<text:tab/>5</text:a></text:p>
          <text:p text:style-name="P56"><text:a xlink:type="simple" xlink:href="#__RefHeading___Toc4258_3479105423" text:style-name="Index_20_Link" text:visited-style-name="Index_20_Link">Особенности реализации алгоритма<text:tab/>5</text:a></text:p>
          <text:p text:style-name="P56"><text:a xlink:type="simple" xlink:href="#__RefHeading___Toc4260_3479105423" text:style-name="Index_20_Link" text:visited-style-name="Index_20_Link">Описание функций<text:tab/>6</text:a></text:p>
          <text:p text:style-name="P56"><text:a xlink:type="simple" xlink:href="#__RefHeading___Toc4262_3479105423" text:style-name="Index_20_Link" text:visited-style-name="Index_20_Link">Набор тестовых случаев<text:tab/>7</text:a></text:p>
          <text:p text:style-name="P57"><text:a xlink:type="simple" xlink:href="#__RefHeading___Toc2046_3033339725" text:style-name="Index_20_Link" text:visited-style-name="Index_20_Link">Сравнение скорости работы и объема данных<text:tab/>9</text:a></text:p>
          <text:p text:style-name="P57"><text:a xlink:type="simple" xlink:href="#__RefHeading___Toc4264_3479105423" text:style-name="Index_20_Link" text:visited-style-name="Index_20_Link">Выводы<text:tab/>11</text:a></text:p>
          <text:p text:style-name="P56"><text:a xlink:type="simple" xlink:href="#__RefHeading___Toc4266_3479105423" text:style-name="Index_20_Link" text:visited-style-name="Index_20_Link">Контрольные вопросы<text:tab/>11</text:a></text:p>
        </text:index-body>
      </text:table-of-content>
      <text:p text:style-name="P13"/>
      <text:h text:style-name="P23" text:outline-level="1"/>
      <text:h text:style-name="P23" text:outline-level="1"/>
      <text:h text:style-name="P23" text:outline-level="1"/>
      <text:h text:style-name="P23" text:outline-level="1"/>
      <text:h text:style-name="P23" text:outline-level="1"/>
      <text:h text:style-name="P23" text:outline-level="1"/>
      <text:h text:style-name="P23" text:outline-level="1"/>
      <text:h text:style-name="P23" text:outline-level="1"><text:bookmark-start text:name="__RefHeading___Toc4242_3479105423"/><text:soft-page-break/>Описание условия задачи<text:bookmark-end text:name="__RefHeading___Toc4242_3479105423"/></text:h>
      <text:p text:style-name="P71">Реализовать алгоритмы обработки разреженных матриц, сравнить эффективность использования этих алгоритмов (по времени выполнения и по требуемой памяти) со стандартными алгоритмами обработки матриц при различном процентном заполнении матриц ненулевыми значениями и при различных размерах матриц.</text:p>
      <text:p text:style-name="P72">Вариант №5: <text:span text:style-name="T25">Разреженная (содержащая много нулей) матрица хранится в форме 3-х объектов:</text:span></text:p>
      <text:list text:style-name="L1">
        <text:list-item>
          <text:p text:style-name="P90"><text:span text:style-name="T25">вектор </text:span>А<text:span text:style-name="T25"> содержит значения ненулевых элементов;</text:span></text:p>
        </text:list-item>
        <text:list-item>
          <text:p text:style-name="P90"><text:span text:style-name="T25">вектор </text:span>JA<text:span text:style-name="T25"> содержит номера столбцов для элементов вектора </text:span>А<text:span text:style-name="T25">;</text:span></text:p>
        </text:list-item>
        <text:list-item>
          <text:p text:style-name="P90"><text:span text:style-name="T25">связный список </text:span>IA<text:span text:style-name="T25">, в элементе Nk которого находится номер компонент в </text:span>А<text:span text:style-name="T25"> и </text:span>JA<text:span text:style-name="T25">, с которых начинается описание строки Nk матрицы </text:span>А<text:span text:style-name="T25">.</text:span></text:p>
        </text:list-item>
      </text:list>
      <text:list text:style-name="L2">
        <text:list-item>
          <text:p text:style-name="P91">Смоделировать операцию умножения вектора-строки и матрицы, хранящихся в этой форме, с получением результата в той же форме.</text:p>
        </text:list-item>
        <text:list-item>
          <text:p text:style-name="P91">Произвести операцию умножения, применяя стандартный алгоритм работы с матрицами.</text:p>
        </text:list-item>
        <text:list-item>
          <text:p text:style-name="P91">Сравнить время выполнения операций и объем памяти при использовании этих 2-х алгоритмов при различном проценте заполнения матриц.</text:p>
        </text:list-item>
      </text:list>
      <text:h text:style-name="P24" text:outline-level="1"><text:bookmark-start text:name="__RefHeading___Toc4244_3479105423"/>Техническое <text:s/>задание<text:bookmark-end text:name="__RefHeading___Toc4244_3479105423"/></text:h>
      <text:h text:style-name="P25" text:outline-level="2"><text:bookmark-start text:name="__RefHeading___Toc4246_3479105423"/>Входные данные<text:bookmark-end text:name="__RefHeading___Toc4246_3479105423"/></text:h>
      <text:p text:style-name="P22"><text:span text:style-name="T13">Матрица</text:span> (разреженная или стандартная), размера <text:span text:style-name="T13">M*N</text:span><text:span text:style-name="T25">. В случае разреженной матрицы — векторы с ненулевыми значениями матрицы, номерами столбцов и строк.</text:span></text:p>
      <text:p text:style-name="P19">Каждая <text:span text:style-name="T24">разреженная матрица</text:span> содержит:</text:p>
      <text:list xml:id="list1010138545" text:style-name="L3">
        <text:list-item>
          <text:p text:style-name="P92"><text:span text:style-name="T24">массив А, хранящий ненулевые элементы матрицы</text:span>;</text:p>
        </text:list-item>
        <text:list-item>
          <text:p text:style-name="P93">массив JA, хранящий номера столбцов соответственных элементов;</text:p>
        </text:list-item>
        <text:list-item>
          <text:p text:style-name="P93">массив IA, хранящий индексы элементов, с которых начинается каждая новая строка матрицы;</text:p>
        </text:list-item>
        <text:list-item>
          <text:p text:style-name="P93">количество строк матрицы;</text:p>
        </text:list-item>
        <text:list-item>
          <text:p text:style-name="P93">количество столбцов матрицы;</text:p>
        </text:list-item>
        <text:list-item>
          <text:p text:style-name="P93">количество ненулевых элементов матрицы.</text:p>
        </text:list-item>
      </text:list>
      <text:p text:style-name="P20">Каждая <text:span text:style-name="T24">стандартная матрица</text:span> содержит:</text:p>
      <text:list xml:id="list225212575819568" text:continue-numbering="true" text:style-name="L3">
        <text:list-item>
          <text:p text:style-name="P93">двумерный массив, хранящий элементы матрицы;</text:p>
        </text:list-item>
        <text:list-item>
          <text:p text:style-name="P93">количество строк матрицы;</text:p>
        </text:list-item>
        <text:list-item>
          <text:p text:style-name="P93">количество столбцов матрицы.</text:p>
        </text:list-item>
      </text:list>
      <text:p text:style-name="P21"><text:soft-page-break/>Правила <text:span text:style-name="T24">ввода матриц</text:span>:</text:p>
      <text:list text:style-name="L4">
        <text:list-item>
          <text:p text:style-name="P94">в случае самостоятельного заполнения матрицы необходимо вводить элементы последовательно в формате:</text:p>
          <text:p text:style-name="P98">ЭЛЕМЕНТ НОМЕР_СТРОКИ НОМЕР_СТОЛБЦА;</text:p>
        </text:list-item>
        <text:list-item>
          <text:p text:style-name="P94"><text:s/>количество строк и столбцов не должно превышать 1000 и быть меньше 0; </text:p>
        </text:list-item>
        <text:list-item>
          <text:p text:style-name="P94"><text:s/>Процент заполнения находится в диапазоне от 1 до 100;</text:p>
        </text:list-item>
        <text:list-item>
          <text:p text:style-name="P94"/>
        </text:list-item>
      </text:list>
      <text:h text:style-name="P26" text:outline-level="2"><text:bookmark-start text:name="__RefHeading___Toc4248_3479105423"/>Выходные данные<text:bookmark-end text:name="__RefHeading___Toc4248_3479105423"/></text:h>
      <text:p text:style-name="P22">Вектор-строка, являющаяся результатом умножения исходного вектора-строки и матрицы.</text:p>
      <text:h text:style-name="P16" text:outline-level="2"><text:bookmark-start text:name="__RefHeading___Toc4250_3479105423"/>Описание задачи<text:bookmark-end text:name="__RefHeading___Toc4250_3479105423"/></text:h>
      <text:p text:style-name="P15">Программа получает от пользователя <text:span text:style-name="T24">номер необходимой ему команды и обрабатывает данные в зависимости от задачи пользователя.</text:span></text:p>
      <text:h text:style-name="P65" text:outline-level="2"><text:bookmark-start text:name="__RefHeading___Toc2044_3033339725"/>Список команд<text:bookmark-end text:name="__RefHeading___Toc2044_3033339725"/></text:h>
      <text:list text:style-name="L5">
        <text:list-item>
          <text:p text:style-name="P99">Смоделировать операцию умножения вектора-строки и матрицы, хранящихся в форме разреженных матриц.</text:p>
        </text:list-item>
        <text:list-item>
          <text:p text:style-name="P99">Произвести операцию умножения, применяя стандартный алгоритм работы с матрицами.</text:p>
        </text:list-item>
        <text:list-item>
          <text:p text:style-name="P99">Сравнить время выполнения операций и объём памяти при использовании этих 2-х алгоритмов при различном заполнении матриц.</text:p>
        </text:list-item>
      </text:list>
      <text:p text:style-name="P66"><text:span text:style-name="T24"><text:s text:c="6"/>0. <text:s text:c="2"/></text:span>Завершить работу программы.</text:p>
      <text:h text:style-name="P27" text:outline-level="2"><text:bookmark-start text:name="__RefHeading___Toc4252_3479105423"/>Способ обращения к программе<text:bookmark-end text:name="__RefHeading___Toc4252_3479105423"/></text:h>
      <text:p text:style-name="P28">Программа <text:span text:style-name="T19">собирается с помощью утилиты «make» и</text:span> вызывается <text:span text:style-name="T19">пользователем</text:span> из консоли.</text:p>
      <text:h text:style-name="P27" text:outline-level="2"><text:bookmark-start text:name="__RefHeading___Toc4254_3479105423"/>Описание возможных аварийных ситуаций и ошибок пользователя<text:bookmark-end text:name="__RefHeading___Toc4254_3479105423"/></text:h>
      <text:list text:style-name="L6">
        <text:list-item>
          <text:p text:style-name="P100">Невозможно <text:span text:style-name="T24">выделить память для динамического типа данных</text:span>.</text:p>
          <text:p text:style-name="P101">Сообщение об ошибке: «<text:span text:style-name="T19">Невозможно </text:span><text:span text:style-name="T24">выделить память.</text:span>»</text:p>
        </text:list-item>
        <text:list-item>
          <text:p text:style-name="P100">Н<text:span text:style-name="T24">екорректный ввод.</text:span></text:p>
          <text:p text:style-name="P101">Сообщение об ошибке: «<text:span text:style-name="T24">Некорректный ввод</text:span><text:span text:style-name="T19">.</text:span>»</text:p>
        </text:list-item>
        <text:list-item>
          <text:p text:style-name="P103">Указана несуществующая команда.</text:p>
          <text:p text:style-name="P102">Сообщение об ошибке: «<text:span text:style-name="T20">Такой команды не существует!</text:span>»</text:p>
        </text:list-item>
        <text:list-item>
          <text:p text:style-name="P103"><text:span text:style-name="T24">Указан некорректный метод заполнения матрицы</text:span>.</text:p>
          <text:p text:style-name="P102"><text:soft-page-break/><text:span text:style-name="T14">Сообщение об ошибке: «</text:span><text:span text:style-name="T24">Введите корректные данные</text:span><text:span text:style-name="T20">!</text:span><text:span text:style-name="T14">»</text:span></text:p>
        </text:list-item>
        <text:list-item>
          <text:p text:style-name="P104"><text:span text:style-name="T24">Невозможно умножить вектор-строку на матрицу</text:span>.</text:p>
          <text:p text:style-name="P101">Сообщение об ошибке: «<text:span text:style-name="T24">Ошибка умножения.</text:span>»</text:p>
        </text:list-item>
      </text:list>
      <text:h text:style-name="P58" text:outline-level="1"><text:bookmark-start text:name="__RefHeading___Toc4256_3479105423"/>Внутренняя структура данных<text:bookmark-end text:name="__RefHeading___Toc4256_3479105423"/></text:h>
      <text:p text:style-name="P70"><text:span text:style-name="T21">Необходимые для составления </text:span><text:span text:style-name="T24">матрицы типы данных составляют следующие структуры</text:span>: 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83"><text:s/>1</text:p>
            <text:p text:style-name="P83"><text:s/>2</text:p>
            <text:p text:style-name="P83"><text:s/>3</text:p>
            <text:p text:style-name="P83"><text:s/>4</text:p>
            <text:p text:style-name="P83"><text:s/>5</text:p>
            <text:p text:style-name="P83"><text:s/>6</text:p>
            <text:p text:style-name="P83"><text:s/>7</text:p>
            <text:p text:style-name="P83"><text:s/>8</text:p>
            <text:p text:style-name="P83"><text:s/>9</text:p>
            <text:p text:style-name="P83">10</text:p>
            <text:p text:style-name="P83">11</text:p>
            <text:p text:style-name="P83">12</text:p>
            <text:p text:style-name="P83">13</text:p>
            <text:p text:style-name="P83">14</text:p>
            <text:p text:style-name="P83">15</text:p>
            <text:p text:style-name="P84">16</text:p>
          </table:table-cell>
          <table:table-cell table:style-name="Таблица2.B1" office:value-type="string">
            <text:p text:style-name="P83"><text:span text:style-name="T15">typedef</text:span> <text:span text:style-name="T15">struct</text:span></text:p>
            <text:p text:style-name="P83">{</text:p>
            <text:p text:style-name="P83"><text:s text:c="4"/><text:span text:style-name="T16">int</text:span> <text:span text:style-name="T17">*</text:span>vector_a;</text:p>
            <text:p text:style-name="P83"><text:s text:c="4"/><text:span text:style-name="T16">int</text:span> <text:span text:style-name="T17">*</text:span>vector_ja;</text:p>
            <text:p text:style-name="P83"><text:s text:c="4"/><text:span text:style-name="T16">int</text:span> <text:span text:style-name="T17">*</text:span>list_ia;</text:p>
            <text:p text:style-name="P83"><text:s text:c="4"/><text:span text:style-name="T16">unsigned</text:span> <text:span text:style-name="T16">int</text:span> rows;</text:p>
            <text:p text:style-name="P83"><text:s text:c="4"/><text:span text:style-name="T16">unsigned</text:span> <text:span text:style-name="T16">int</text:span> cols;</text:p>
            <text:p text:style-name="P83"><text:s text:c="4"/><text:span text:style-name="T16">unsigned</text:span> <text:span text:style-name="T16">int</text:span> non_zero_nums;</text:p>
            <text:p text:style-name="P83">} sparse_matrix;</text:p>
            <text:p text:style-name="P83"/>
            <text:p text:style-name="P83"><text:span text:style-name="T15">typedef</text:span> <text:span text:style-name="T15">struct</text:span></text:p>
            <text:p text:style-name="P83">{</text:p>
            <text:p text:style-name="P83"><text:s text:c="4"/><text:span text:style-name="T16">unsigned</text:span> <text:span text:style-name="T16">int</text:span> rows;</text:p>
            <text:p text:style-name="P83"><text:s text:c="4"/><text:span text:style-name="T16">unsigned</text:span> <text:span text:style-name="T16">int</text:span> cols;</text:p>
            <text:p text:style-name="P83"><text:s text:c="4"/><text:span text:style-name="T16">int</text:span> <text:span text:style-name="T17">**</text:span>matrix;</text:p>
            <text:p text:style-name="P84">} std_matrix;</text:p>
          </table:table-cell>
        </table:table-row>
      </table:table>
      <text:p text:style-name="Листинг">Листинг <text:sequence text:ref-name="refЛистинг0" text:name="Листинг" text:formula="ooow:Листинг+1" style:num-format="1">1</text:sequence>. Описание структуры разреженной и стандартной матриц.</text:p>
      <text:list text:style-name="L7">
        <text:list-item>
          <text:p text:style-name="P105"><text:span text:style-name="T26">vector_a</text:span> - массив элементов типа <text:span text:style-name="T26">int</text:span> для хранения <text:span text:style-name="T26">ненулевых элементов</text:span>;</text:p>
        </text:list-item>
        <text:list-item>
          <text:p text:style-name="P106"><text:span text:style-name="T26">vector_ja</text:span> — массив элементов типа <text:span text:style-name="T26">int</text:span> для хранения <text:span text:style-name="T26">номеров столбцов соответственных элементов</text:span>;</text:p>
        </text:list-item>
        <text:list-item>
          <text:p text:style-name="P106"><text:span text:style-name="T26">list_ia</text:span> — массив элементов типа <text:span text:style-name="T26">int</text:span> для хранения <text:span text:style-name="T26">индексов чисел, с которых начинается каждая новая строка матрицы</text:span>;</text:p>
        </text:list-item>
        <text:list-item>
          <text:p text:style-name="P106"><text:span text:style-name="T26">rows — беззнаковое число, хранящее количество строк матрицы</text:span>;</text:p>
        </text:list-item>
        <text:list-item>
          <text:p text:style-name="P106"><text:span text:style-name="T26">cols — беззнаковое число, хранящее количество столбцов матрицы</text:span>;</text:p>
        </text:list-item>
        <text:list-item>
          <text:p text:style-name="P105"><text:span text:style-name="T26">non_zero_nums — беззнаковое число, хранящее количество ненулевых элементов</text:span>;</text:p>
        </text:list-item>
        <text:list-item>
          <text:p text:style-name="P107">matrix — двумерный массив типа int, хранящий числа стандартной матрицы.</text:p>
        </text:list-item>
      </text:list>
      <text:h text:style-name="P59" text:outline-level="1"><text:bookmark-start text:name="__RefHeading___Toc4258_3479105423"/>Особенности реализации алгоритма<text:bookmark-end text:name="__RefHeading___Toc4258_3479105423"/></text:h>
      <text:list text:style-name="L8">
        <text:list-item>
          <text:p text:style-name="P109">Программа <text:span text:style-name="T22">получает от пользователя </text:span><text:span text:style-name="T26">необходимую команду по её номеру.</text:span></text:p>
        </text:list-item>
        <text:list-item>
          <text:p text:style-name="P108">Пользователь выбирает необходимый размер матрицы и способ её заполнения.</text:p>
        </text:list-item>
        <text:list-item>
          <text:p text:style-name="P108">В случае команд 1, 2 программа выполняет умножение вектора-строки на матрицу. В случае команды 3 осуществляет сравнительный замерный эксперимент, демонстрирующий время выполнения и количество затраченной памяти.</text:p>
        </text:list-item>
      </text:list>
      <text:h text:style-name="P59" text:outline-level="1"><text:bookmark-start text:name="__RefHeading___Toc4260_3479105423"/><text:soft-page-break/>Описание функций<text:bookmark-end text:name="__RefHeading___Toc4260_3479105423"/></text:h>
      <text:list xml:id="list2671618180" text:style-name="L9">
        <text:list-item>
          <text:p text:style-name="P87"><text:span text:style-name="T27">size_t sparse_matrix_fill(sparse_matrix *matr)</text:span>;</text:p>
        </text:list-item>
      </text:list>
      <text:p text:style-name="Standard"><text:tab/><text:span text:style-name="T18">Описание: функция </text:span><text:span text:style-name="T27">осуществляет заполнение разреженной матрицы путем <text:tab/>самостоятельного ввода чисел пользователем.</text:span></text:p>
      <text:p text:style-name="P73"><text:tab/><text:span text:style-name="T18">Входные данные: экземпляр структуры </text:span><text:span text:style-name="T27">sparse_matrix, переданный по указателю</text:span><text:span text:style-name="T22">.</text:span></text:p>
      <text:p text:style-name="Standard"><text:tab/><text:span text:style-name="T27">Выходные данные: заполненный экземпляр данной структуры, код возврата.</text:span></text:p>
      <text:list text:style-name="L10">
        <text:list-item>
          <text:p text:style-name="P88"><text:span text:style-name="T27">size_t sparse_rndm_fill(sparse_matrix *matr, int percentage)</text:span>;</text:p>
          <text:p text:style-name="P110">Описание: функция <text:span text:style-name="T27">осуществляет псевдослучайное заполнение разреженной матрицы с учетом процента её разреженности.</text:span></text:p>
          <text:p text:style-name="P110">Входные данные: <text:span text:style-name="T27">экземпляр структуры sparse_matrix, переданный по указателю, и процент заполнения матрицы.</text:span></text:p>
          <text:p text:style-name="P111">Выходные данные: <text:span text:style-name="T27">заполненный экземпляр данной структуры, код возврата</text:span><text:span text:style-name="T22">.</text:span></text:p>
        </text:list-item>
        <text:list-item>
          <text:p text:style-name="P88"><text:span text:style-name="T27">size_t sparse_matrix_handler(sparse_matrix *matr, unsigned int *list_len, size_t input_method)</text:span>;</text:p>
        </text:list-item>
      </text:list>
      <text:list xml:id="list225212658908595" text:continue-list="list2671618180" text:style-name="L9">
        <text:list-header>
          <text:p text:style-name="P112">Описание: функция <text:span text:style-name="T27">осуществляет полноценную обработку разреженной матрицы, в т.ч. и её заполнение в зависимости от метода, выбранного пользователем</text:span><text:span text:style-name="T22">.</text:span></text:p>
          <text:p text:style-name="P113">Входные данные: <text:span text:style-name="T27">экземпляр структуры sparse_matrix, переданный по указателю, длина массива IA и метод заполнения матрицы.</text:span></text:p>
          <text:p text:style-name="P112">Выходные данные: <text:span text:style-name="T27">код возврата и подготовленная к умножению матрица.</text:span></text:p>
        </text:list-header>
        <text:list-item>
          <text:p text:style-name="P87"><text:span text:style-name="T27">int **alloc_matrix(unsigned int rows, unsigned int cols)</text:span>;</text:p>
          <text:p text:style-name="P112">Описание: функция <text:span text:style-name="T27">выделяет память под стандартную матрицу с помощью массива указателей и массива, хранящего числа</text:span><text:span text:style-name="T22">.</text:span></text:p>
          <text:p text:style-name="P112">Входные данные: <text:span text:style-name="T27">количество строк и столбцов матрицы</text:span><text:span text:style-name="T22">.</text:span></text:p>
          <text:p text:style-name="P112">Выходные данные: <text:span text:style-name="T27">указатель на выделенный участок памяти</text:span><text:span text:style-name="T22">.</text:span></text:p>
        </text:list-item>
        <text:list-item>
          <text:p text:style-name="P87"><text:span text:style-name="T22">void </text:span><text:span text:style-name="T27">free_matrix(int **ptrs)</text:span>;</text:p>
          <text:p text:style-name="P112">Описание: функция <text:span text:style-name="T27">освобождает выделенный под стандартную матрицу участок памяти</text:span><text:span text:style-name="T22">.</text:span></text:p>
          <text:p text:style-name="P112">Входные данные: <text:span text:style-name="T27">указатель на массив указателей</text:span><text:span text:style-name="T22">.</text:span></text:p>
        </text:list-item>
        <text:list-item>
          <text:p text:style-name="P87"><text:span text:style-name="T27">size_t std_matrix_fill(int **matrix, unsigned int rows, unsigned int cols, size_t type)</text:span><text:span text:style-name="T22">;</text:span></text:p>
          <text:p text:style-name="P112">Описание: функция <text:span text:style-name="T27">реализует заполнение стандартной матрицы</text:span>.</text:p>
          <text:p text:style-name="P112">Входные данные: <text:span text:style-name="T27">двумерная матрица, количество строк и столбцов</text:span><text:span text:style-name="T22">.</text:span></text:p>
          <text:p text:style-name="P112"><text:soft-page-break/>Выходные данные: <text:span text:style-name="T27">код возврата, заполненная стандартная матрица.</text:span></text:p>
        </text:list-item>
        <text:list-item>
          <text:p text:style-name="P87"><text:span text:style-name="T27">size_t random_fill_std_matrix(std_matrix *matrix, const int percentage)</text:span>;</text:p>
          <text:p text:style-name="P112">Описание: функци<text:span text:style-name="T27">я заполняет стандартную матрицу в псевдослучайном порядке случайными числами</text:span><text:span text:style-name="T22">.</text:span></text:p>
          <text:p text:style-name="P112">Входные данные: экземпляр <text:span text:style-name="T22">структуры </text:span><text:span text:style-name="T27">std_matrix, переданный по указателю, процент заполнения матрицы</text:span><text:span text:style-name="T22">.</text:span></text:p>
          <text:p text:style-name="P112">Выходные данные: <text:span text:style-name="T27">код возврата</text:span><text:span text:style-name="T22">.</text:span></text:p>
        </text:list-item>
        <text:list-item>
          <text:p text:style-name="P87"><text:span text:style-name="T28">size_t std_matrix_handler(std_matrix *matrix)</text:span>;</text:p>
          <text:p text:style-name="P114">Описание: функция <text:span text:style-name="T28">осуществляет обработку стандартной двумерной матрицы</text:span><text:span text:style-name="T22">.</text:span></text:p>
          <text:p text:style-name="P114">Входные данные: экземпляр <text:span text:style-name="T28">структуры std_matrix, переданный по указателю</text:span><text:span text:style-name="T22">.</text:span></text:p>
          <text:p text:style-name="P114">Выходные данные: <text:span text:style-name="T28">код возврата, подготовленная к умножению матрица</text:span><text:span text:style-name="T22">.</text:span></text:p>
        </text:list-item>
        <text:list-item>
          <text:p text:style-name="P89"><text:span text:style-name="T29">size_t sparse_mult(sparse_matrix sparse_matr, sparse_matrix sparse_row, sparse_matrix *row_res, unsigned int cols)</text:span>;</text:p>
          <text:p text:style-name="P114">Описание: функция <text:span text:style-name="T29">осу</text:span><text:span text:style-name="T30">ществляет умножение разреженных вектора-строки и матрицы</text:span>.</text:p>
          <text:p text:style-name="P114">Входные данные: <text:span text:style-name="T30">разреженная матрица, разреженный вектор-строка, итоговый разреженный вектор-строка, переданный по указателю, количество столбцов</text:span><text:span text:style-name="T22">.</text:span></text:p>
          <text:p text:style-name="P112">Выходные данные: <text:span text:style-name="T30">код возврата, вектор-строка — результат умножения</text:span><text:span text:style-name="T22">.</text:span></text:p>
        </text:list-item>
        <text:list-item>
          <text:p text:style-name="P89"><text:span text:style-name="T30">size_t std_matrix_mult(std_matrix matr, std_matrix row, std_matrix *res_row)</text:span>;</text:p>
        </text:list-item>
      </text:list>
      <text:p text:style-name="P60"><text:tab/>Описание: функция <text:span text:style-name="T30">осуществляет умножение вектора-строки и стандартной <text:tab/>матрицы.</text:span></text:p>
      <text:p text:style-name="P60"><text:tab/>Входные данные: <text:span text:style-name="T30">стандартная матрица, вектор-строка и вектор-строка — результат <text:tab/>умножения</text:span><text:span text:style-name="T22">.</text:span></text:p>
      <text:p text:style-name="P74"><text:span text:style-name="T18"><text:tab/></text:span><text:span text:style-name="T22">Выходные </text:span><text:span text:style-name="T18">данные: </text:span><text:span text:style-name="T30">результат умножения</text:span><text:span text:style-name="T22">.</text:span></text:p>
      <text:h text:style-name="P59" text:outline-level="1"><text:bookmark-start text:name="__RefHeading___Toc4262_3479105423"/>Набор тестовых случаев<text:bookmark-end text:name="__RefHeading___Toc4262_3479105423"/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49">№</text:p>
          </table:table-cell>
          <table:table-cell table:style-name="Таблица3.A1" office:value-type="string">
            <text:p text:style-name="P50">Ситуация</text:p>
          </table:table-cell>
          <table:table-cell table:style-name="Таблица3.A1" office:value-type="string">
            <text:p text:style-name="P36">Входные данные</text:p>
          </table:table-cell>
          <table:table-cell table:style-name="Таблица3.D1" office:value-type="string">
            <text:p text:style-name="P50">Результат</text:p>
          </table:table-cell>
        </table:table-row>
        <table:table-row table:style-name="Таблица3.1">
          <table:table-cell table:style-name="Таблица3.A2" office:value-type="string">
            <text:p text:style-name="P49">1</text:p>
          </table:table-cell>
          <table:table-cell table:style-name="Таблица3.A2" office:value-type="string">
            <text:p text:style-name="P48">Введен<text:span text:style-name="T30">ы некорректные данные.</text:span></text:p>
          </table:table-cell>
          <table:table-cell table:style-name="Таблица3.A2" office:value-type="string">
            <text:p text:style-name="P47">ау</text:p>
          </table:table-cell>
          <table:table-cell table:style-name="Таблица3.D2" office:value-type="string">
            <text:p text:style-name="P35">Н<text:span text:style-name="T31">екорректный ввод.</text:span></text:p>
          </table:table-cell>
        </table:table-row>
        <table:table-row table:style-name="Таблица3.1">
          <table:table-cell table:style-name="Таблица3.A2" office:value-type="string">
            <text:p text:style-name="P49">2</text:p>
          </table:table-cell>
          <table:table-cell table:style-name="Таблица3.A2" office:value-type="string">
            <text:p text:style-name="P42">Отрицательное количество строк матрицы.</text:p>
          </table:table-cell>
          <table:table-cell table:style-name="Таблица3.A2" office:value-type="string">
            <text:p text:style-name="P33">-<text:span text:style-name="T31">3 <text:s/>3</text:span></text:p>
          </table:table-cell>
          <table:table-cell table:style-name="Таблица3.D2" office:value-type="string">
            <text:p text:style-name="P37">Не<text:span text:style-name="T31">корректный ввод.</text:span></text:p>
          </table:table-cell>
        </table:table-row>
        <table:table-row table:style-name="Таблица3.1">
          <table:table-cell table:style-name="Таблица3.A2" office:value-type="string">
            <text:p text:style-name="P49">3</text:p>
          </table:table-cell>
          <table:table-cell table:style-name="Таблица3.A2" office:value-type="string">
            <text:p text:style-name="P42">Отрицательное количество столбцов <text:soft-page-break/>матрицы.</text:p>
          </table:table-cell>
          <table:table-cell table:style-name="Таблица3.A2" office:value-type="string">
            <text:p text:style-name="P43">3 -3</text:p>
          </table:table-cell>
          <table:table-cell table:style-name="Таблица3.D2" office:value-type="string">
            <text:p text:style-name="P34">Не<text:span text:style-name="T31">корректный </text:span><text:soft-page-break/><text:span text:style-name="T31">ввод.</text:span></text:p>
          </table:table-cell>
        </table:table-row>
        <table:table-row table:style-name="Таблица3.1">
          <table:table-cell table:style-name="Таблица3.A2" office:value-type="string">
            <text:p text:style-name="P49">4</text:p>
          </table:table-cell>
          <table:table-cell table:style-name="Таблица3.A2" office:value-type="string">
            <text:p text:style-name="P42">Недопустимый символ в записи количества строк.</text:p>
          </table:table-cell>
          <table:table-cell table:style-name="Таблица3.A2" office:value-type="string">
            <text:p text:style-name="P43">Fd 3</text:p>
          </table:table-cell>
          <table:table-cell table:style-name="Таблица3.D2" office:value-type="string">
            <text:p text:style-name="P40">Некорректный ввод.</text:p>
          </table:table-cell>
        </table:table-row>
        <table:table-row table:style-name="Таблица3.1">
          <table:table-cell table:style-name="Таблица3.A2" office:value-type="string">
            <text:p text:style-name="P49">5</text:p>
          </table:table-cell>
          <table:table-cell table:style-name="Таблица3.A2" office:value-type="string">
            <text:p text:style-name="P42">Ввод несуществующей команды.</text:p>
          </table:table-cell>
          <table:table-cell table:style-name="Таблица3.A2" office:value-type="string">
            <text:p text:style-name="P43">5</text:p>
          </table:table-cell>
          <table:table-cell table:style-name="Таблица3.D2" office:value-type="string">
            <text:p text:style-name="P40">Такой команды не существует!</text:p>
          </table:table-cell>
        </table:table-row>
        <table:table-row table:style-name="Таблица3.1">
          <table:table-cell table:style-name="Таблица3.A2" office:value-type="string">
            <text:p text:style-name="P49">6</text:p>
          </table:table-cell>
          <table:table-cell table:style-name="Таблица3.A2" office:value-type="string">
            <text:p text:style-name="P42">Недопустимый символ в записи количества столбцов.</text:p>
          </table:table-cell>
          <table:table-cell table:style-name="Таблица3.A2" office:value-type="string">
            <text:p text:style-name="P43">4 fd</text:p>
          </table:table-cell>
          <table:table-cell table:style-name="Таблица3.D2" office:value-type="string">
            <text:p text:style-name="P41">Некорректный ввод.</text:p>
          </table:table-cell>
        </table:table-row>
        <table:table-row table:style-name="Таблица3.1">
          <table:table-cell table:style-name="Таблица3.A2" office:value-type="string">
            <text:p text:style-name="P49">7</text:p>
          </table:table-cell>
          <table:table-cell table:style-name="Таблица3.A2" office:value-type="string">
            <text:p text:style-name="P42">Неверный метод заполнения (число больше 2 или меньше 1).</text:p>
          </table:table-cell>
          <table:table-cell table:style-name="Таблица3.A2" office:value-type="string">
            <text:p text:style-name="P43">3</text:p>
          </table:table-cell>
          <table:table-cell table:style-name="Таблица3.D2" office:value-type="string">
            <text:p text:style-name="P39">Некорректный ввод.</text:p>
          </table:table-cell>
        </table:table-row>
        <table:table-row table:style-name="Таблица3.1">
          <table:table-cell table:style-name="Таблица3.A2" office:value-type="string">
            <text:p text:style-name="P49">8</text:p>
          </table:table-cell>
          <table:table-cell table:style-name="Таблица3.A2" office:value-type="string">
            <text:p text:style-name="P42">Буквенное выражение в методе заполнения.</text:p>
          </table:table-cell>
          <table:table-cell table:style-name="Таблица3.A2" office:value-type="string">
            <text:p text:style-name="P43">fdsf</text:p>
          </table:table-cell>
          <table:table-cell table:style-name="Таблица3.D2" office:value-type="string">
            <text:p text:style-name="P39">Некорректный ввод.</text:p>
          </table:table-cell>
        </table:table-row>
        <table:table-row table:style-name="Таблица3.1">
          <table:table-cell table:style-name="Таблица3.A2" office:value-type="string">
            <text:p text:style-name="P49">9</text:p>
          </table:table-cell>
          <table:table-cell table:style-name="Таблица3.A2" office:value-type="string">
            <text:p text:style-name="P42">Недопустимые символы при заполнении матрицы.</text:p>
          </table:table-cell>
          <table:table-cell table:style-name="Таблица3.A2" office:value-type="string">
            <text:p text:style-name="P43">23 fd 3</text:p>
          </table:table-cell>
          <table:table-cell table:style-name="Таблица3.D2" office:value-type="string">
            <text:p text:style-name="P39">Некорректный ввод.</text:p>
          </table:table-cell>
        </table:table-row>
        <table:table-row table:style-name="Таблица3.1">
          <table:table-cell table:style-name="Таблица3.A2" office:value-type="string">
            <text:p text:style-name="P49">10</text:p>
          </table:table-cell>
          <table:table-cell table:style-name="Таблица3.A2" office:value-type="string">
            <text:p text:style-name="P44">Неверный процент заполнения матрицы.</text:p>
          </table:table-cell>
          <table:table-cell table:style-name="Таблица3.A2" office:value-type="string">
            <text:p text:style-name="P43">101</text:p>
          </table:table-cell>
          <table:table-cell table:style-name="Таблица3.D2" office:value-type="string">
            <text:p text:style-name="P39">Некорректный ввод.</text:p>
          </table:table-cell>
        </table:table-row>
        <table:table-row table:style-name="Таблица3.1">
          <table:table-cell table:style-name="Таблица3.A2" office:value-type="string">
            <text:p text:style-name="P49">11</text:p>
          </table:table-cell>
          <table:table-cell table:style-name="Таблица3.A2" office:value-type="string">
            <text:p text:style-name="P42">Невозможность выделить целое число, большее 0, в зависимости от процента зполнения.</text:p>
          </table:table-cell>
          <table:table-cell table:style-name="Таблица3.A2" office:value-type="string">
            <text:p text:style-name="P43">20 (при максимальном количестве ненулевых элементов 3)</text:p>
          </table:table-cell>
          <table:table-cell table:style-name="Таблица3.D2" office:value-type="string">
            <text:p text:style-name="P39">Неверный ввод.</text:p>
          </table:table-cell>
        </table:table-row>
        <table:table-row table:style-name="Таблица3.1">
          <table:table-cell table:style-name="Таблица3.A2" office:value-type="string">
            <text:p text:style-name="P49">12</text:p>
          </table:table-cell>
          <table:table-cell table:style-name="Таблица3.A2" office:value-type="string">
            <text:p text:style-name="P42">Случайное заполнение матриц и их умножение <text:span text:style-name="T32">(</text:span><text:span text:style-name="T33">1</text:span><text:span text:style-name="T32">х</text:span><text:span text:style-name="T33">3</text:span><text:span text:style-name="T32"> * 3х3)</text:span>.</text:p>
          </table:table-cell>
          <table:table-cell table:style-name="Таблица3.A2" office:value-type="string">
            <text:p text:style-name="P52">ROW</text:p>
            <text:p text:style-name="P52">0 -14 0</text:p>
            <text:p text:style-name="P52"/>
            <text:p text:style-name="P51">MATRIX</text:p>
            <text:p text:style-name="P51">-12 19 -65 </text:p>
            <text:p text:style-name="P51">0 -87 0 </text:p>
            <text:p text:style-name="P51">-93 0 0 </text:p>
          </table:table-cell>
          <table:table-cell table:style-name="Таблица3.D2" office:value-type="string">
            <text:p text:style-name="P38">0 1218 0 </text:p>
          </table:table-cell>
        </table:table-row>
        <table:table-row table:style-name="Таблица3.1">
          <table:table-cell table:style-name="Таблица3.A2" office:value-type="string">
            <text:p text:style-name="P49">13</text:p>
          </table:table-cell>
          <table:table-cell table:style-name="Таблица3.A2" office:value-type="string">
            <text:p text:style-name="P45">Случайное заполнение матриц и их умножение <text:span text:style-name="T32">(</text:span><text:span text:style-name="T33">1</text:span><text:span text:style-name="T32">х</text:span><text:span text:style-name="T33">6</text:span><text:span text:style-name="T32"> * 6х6)</text:span>.</text:p>
          </table:table-cell>
          <table:table-cell table:style-name="Таблица3.A2" office:value-type="string">
            <text:p text:style-name="P32">ROW</text:p>
            <text:p text:style-name="P32">0 0 0 0 26 51</text:p>
            <text:p text:style-name="P32"/>
            <text:p text:style-name="P32">MATRIX</text:p>
            <text:p text:style-name="P32">0 -63 9 -19 0 -21 </text:p>
            <text:p text:style-name="P32">78 44 0 78 -46 72 </text:p>
            <text:p text:style-name="P32">0 0 14 0 0 0 </text:p>
            <text:p text:style-name="P32">0 0 -41 20 45 86 </text:p>
            <text:p text:style-name="P32">0 -5 0 0 0 0 </text:p>
            <text:p text:style-name="P32">-22 0 5 0 0 0 </text:p>
          </table:table-cell>
          <table:table-cell table:style-name="Таблица3.D2" office:value-type="string">
            <text:p text:style-name="P68">-408 1584 -2069 684 1060 3635 </text:p>
          </table:table-cell>
        </table:table-row>
        <table:table-row table:style-name="Таблица3.1">
          <table:table-cell table:style-name="Таблица3.A2" office:value-type="string">
            <text:p text:style-name="P49">14</text:p>
          </table:table-cell>
          <table:table-cell table:style-name="Таблица3.A2" office:value-type="string">
            <text:p text:style-name="P46">Случайное заполнение матриц и их умножение <text:span text:style-name="T32">(</text:span><text:span text:style-name="T33">1</text:span><text:span text:style-name="T32">х</text:span><text:span text:style-name="T33">3</text:span><text:span text:style-name="T32"> * </text:span><text:span text:style-name="T33">3</text:span><text:span text:style-name="T32">х</text:span><text:span text:style-name="T33">4</text:span><text:span text:style-name="T32">)</text:span>.</text:p>
          </table:table-cell>
          <table:table-cell table:style-name="Таблица3.A2" office:value-type="string">
            <text:p text:style-name="P53">ROW</text:p>
            <text:p text:style-name="P53">20 97 -4 </text:p>
            <text:p text:style-name="P53"/>
            <text:p text:style-name="P51">MATRIX</text:p>
            <text:p text:style-name="P51">-7 55 0 0 </text:p>
            <text:p text:style-name="P51">-85 6 -81 -60 </text:p>
            <text:p text:style-name="P51">0 -64 0 0 </text:p>
          </table:table-cell>
          <table:table-cell table:style-name="Таблица3.D2" office:value-type="string">
            <text:p text:style-name="P54">-8117 1938 -7857 </text:p>
          </table:table-cell>
        </table:table-row>
        <table:table-row table:style-name="Таблица3.1">
          <table:table-cell table:style-name="Таблица3.A2" office:value-type="string">
            <text:p text:style-name="P55">15</text:p>
          </table:table-cell>
          <table:table-cell table:style-name="Таблица3.A2" office:value-type="string">
            <text:p text:style-name="P46">Случайное заполнение матриц и их <text:soft-page-break/>умножение <text:span text:style-name="T32">(</text:span><text:span text:style-name="T33">1</text:span><text:span text:style-name="T32">х</text:span><text:span text:style-name="T33">10</text:span><text:span text:style-name="T32"> * </text:span><text:span text:style-name="T33">10</text:span><text:span text:style-name="T32">х</text:span><text:span text:style-name="T33">15</text:span><text:span text:style-name="T32">)</text:span>.</text:p>
          </table:table-cell>
          <table:table-cell table:style-name="Таблица3.A2" office:value-type="string">
            <text:p text:style-name="P69">-</text:p>
          </table:table-cell>
          <table:table-cell table:style-name="Таблица3.D2" office:value-type="string">
            <text:p text:style-name="P68">5652 0 75 1947 <text:soft-page-break/>4443 1155 4098 1254 2214 2184 130513 0 0 0 0</text:p>
          </table:table-cell>
        </table:table-row>
      </table:table>
      <text:p text:style-name="Standard"/>
      <text:h text:style-name="P67" text:outline-level="2"><text:bookmark-start text:name="__RefHeading___Toc2046_3033339725"/>Сравнение скорости работы и объема данных<text:bookmark-end text:name="__RefHeading___Toc2046_3033339725"/></text:h>
      <text:p text:style-name="P86"><text:tab/>Сравнение производилось при различных размерах матриц и различной их заполненности. Для матрицы 10х10 проводилось 100 000 запусков и полученное время делилось на 100 000. Для матрицы 100х100 проводилось 1 <text:span text:style-name="T46">0</text:span>00 запусков и полученное время делилось на 1 000. <text:span text:style-name="T46">Для матрицы 1000х1000 проводилось 100 запусков и полученное время делилось на 100.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ext:soft-page-break/>
        <table:table-row>
          <table:table-cell table:style-name="Таблица4.A1" office:value-type="string">
            <text:p text:style-name="P76">Размер матрицы</text:p>
          </table:table-cell>
          <table:table-cell table:style-name="Таблица4.A1" office:value-type="string">
            <text:p text:style-name="P81">Заполненность</text:p>
          </table:table-cell>
          <table:table-cell table:style-name="Таблица4.A1" office:value-type="string">
            <text:p text:style-name="P76">Разреженная матрица, <text:span text:style-name="T38">сек</text:span></text:p>
          </table:table-cell>
          <table:table-cell table:style-name="Таблица4.D1" office:value-type="string">
            <text:p text:style-name="P76">Стандартная матрица, <text:span text:style-name="T38">сек</text:span></text:p>
          </table:table-cell>
        </table:table-row>
        <table:table-row>
          <table:table-cell table:style-name="Таблица4.A2" table:number-rows-spanned="4" office:value-type="string">
            <text:p text:style-name="P76">10х10</text:p>
          </table:table-cell>
          <table:table-cell table:style-name="Таблица4.A2" office:value-type="string">
            <text:p text:style-name="P76">25%</text:p>
          </table:table-cell>
          <table:table-cell table:style-name="Таблица4.A2" office:value-type="string">
            <text:p text:style-name="P76">0.00072</text:p>
          </table:table-cell>
          <table:table-cell table:style-name="Таблица4.D2" office:value-type="string">
            <text:p text:style-name="P76">0.00112</text:p>
          </table:table-cell>
        </table:table-row>
        <table:table-row>
          <table:covered-table-cell table:style-name="Таблица4.A2"/>
          <table:table-cell table:style-name="Таблица4.A2" office:value-type="string">
            <text:p text:style-name="P76">50%</text:p>
          </table:table-cell>
          <table:table-cell table:style-name="Таблица4.A2" office:value-type="string">
            <text:p text:style-name="P76">0.00093</text:p>
          </table:table-cell>
          <table:table-cell table:style-name="Таблица4.D2" office:value-type="string">
            <text:p text:style-name="P76">0.00096</text:p>
          </table:table-cell>
        </table:table-row>
        <table:table-row>
          <table:covered-table-cell table:style-name="Таблица4.A2"/>
          <table:table-cell table:style-name="Таблица4.A2" office:value-type="string">
            <text:p text:style-name="P76">75%</text:p>
          </table:table-cell>
          <table:table-cell table:style-name="Таблица4.A2" office:value-type="string">
            <text:p text:style-name="P76">0.00106</text:p>
          </table:table-cell>
          <table:table-cell table:style-name="Таблица4.D2" office:value-type="string">
            <text:p text:style-name="P76">0.00088</text:p>
          </table:table-cell>
        </table:table-row>
        <table:table-row>
          <table:covered-table-cell table:style-name="Таблица4.A2"/>
          <table:table-cell table:style-name="Таблица4.A2" office:value-type="string">
            <text:p text:style-name="P76">100%</text:p>
          </table:table-cell>
          <table:table-cell table:style-name="Таблица4.A2" office:value-type="string">
            <text:p text:style-name="P76">0.00105</text:p>
          </table:table-cell>
          <table:table-cell table:style-name="Таблица4.D2" office:value-type="string">
            <text:p text:style-name="P76">0.00083</text:p>
          </table:table-cell>
        </table:table-row>
        <table:table-row>
          <table:table-cell table:style-name="Таблица4.A2" table:number-rows-spanned="5" office:value-type="string">
            <text:p text:style-name="P76">100х100</text:p>
          </table:table-cell>
          <table:table-cell table:style-name="Таблица4.A2" office:value-type="string">
            <text:p text:style-name="P76">5%</text:p>
          </table:table-cell>
          <table:table-cell table:style-name="Таблица4.A2" office:value-type="string">
            <text:p text:style-name="P76">0.00131</text:p>
          </table:table-cell>
          <table:table-cell table:style-name="Таблица4.D2" office:value-type="string">
            <text:p text:style-name="P76">0.05113</text:p>
          </table:table-cell>
        </table:table-row>
        <table:table-row>
          <table:covered-table-cell table:style-name="Таблица4.A2"/>
          <table:table-cell table:style-name="Таблица4.A2" office:value-type="string">
            <text:p text:style-name="P76">25%</text:p>
          </table:table-cell>
          <table:table-cell table:style-name="Таблица4.A2" office:value-type="string">
            <text:p text:style-name="P76">0.00433</text:p>
          </table:table-cell>
          <table:table-cell table:style-name="Таблица4.D2" office:value-type="string">
            <text:p text:style-name="P76">0.05122</text:p>
          </table:table-cell>
        </table:table-row>
        <table:table-row>
          <table:covered-table-cell table:style-name="Таблица4.A2"/>
          <table:table-cell table:style-name="Таблица4.A2" office:value-type="string">
            <text:p text:style-name="P76">50%</text:p>
          </table:table-cell>
          <table:table-cell table:style-name="Таблица4.A2" office:value-type="string">
            <text:p text:style-name="P76">0.01403</text:p>
          </table:table-cell>
          <table:table-cell table:style-name="Таблица4.D2" office:value-type="string">
            <text:p text:style-name="P76">0.05113</text:p>
          </table:table-cell>
        </table:table-row>
        <table:table-row>
          <table:covered-table-cell table:style-name="Таблица4.A2"/>
          <table:table-cell table:style-name="Таблица4.A2" office:value-type="string">
            <text:p text:style-name="P116">75%</text:p>
          </table:table-cell>
          <table:table-cell table:style-name="Таблица4.A2" office:value-type="string">
            <text:p text:style-name="P76">0.0275<text:span text:style-name="T40">2</text:span></text:p>
          </table:table-cell>
          <table:table-cell table:style-name="Таблица4.D2" office:value-type="string">
            <text:p text:style-name="P76">0.0517</text:p>
          </table:table-cell>
        </table:table-row>
        <table:table-row>
          <table:covered-table-cell table:style-name="Таблица4.A2"/>
          <table:table-cell table:style-name="Таблица4.A2" office:value-type="string">
            <text:p text:style-name="P76">100%</text:p>
          </table:table-cell>
          <table:table-cell table:style-name="Таблица4.A2" office:value-type="string">
            <text:p text:style-name="P76">0.04743</text:p>
          </table:table-cell>
          <table:table-cell table:style-name="Таблица4.D2" office:value-type="string">
            <text:p text:style-name="P76">0.0513</text:p>
          </table:table-cell>
        </table:table-row>
        <table:table-row>
          <table:table-cell table:style-name="Таблица4.A2" table:number-rows-spanned="9" office:value-type="string">
            <text:p text:style-name="P76">1000х1000</text:p>
          </table:table-cell>
          <table:table-cell table:style-name="Таблица4.A2" office:value-type="string">
            <text:p text:style-name="P76">5%</text:p>
          </table:table-cell>
          <table:table-cell table:style-name="Таблица4.A2" office:value-type="string">
            <text:p text:style-name="P77">0.02</text:p>
          </table:table-cell>
          <table:table-cell table:style-name="Таблица4.D2" office:value-type="string">
            <text:p text:style-name="P77">5.33</text:p>
          </table:table-cell>
        </table:table-row>
        <table:table-row>
          <table:covered-table-cell table:style-name="Таблица4.A2"/>
          <table:table-cell table:style-name="Таблица4.A2" office:value-type="string">
            <text:p text:style-name="P76">25%</text:p>
          </table:table-cell>
          <table:table-cell table:style-name="Таблица4.A2" office:value-type="string">
            <text:p text:style-name="P77">0.31</text:p>
          </table:table-cell>
          <table:table-cell table:style-name="Таблица4.D2" office:value-type="string">
            <text:p text:style-name="P77">5.04</text:p>
          </table:table-cell>
        </table:table-row>
        <table:table-row>
          <table:covered-table-cell table:style-name="Таблица4.A2"/>
          <table:table-cell table:style-name="Таблица4.A2" office:value-type="string">
            <text:p text:style-name="P76">50%</text:p>
          </table:table-cell>
          <table:table-cell table:style-name="Таблица4.A2" office:value-type="string">
            <text:p text:style-name="P77">1.2</text:p>
          </table:table-cell>
          <table:table-cell table:style-name="Таблица4.D2" office:value-type="string">
            <text:p text:style-name="P77">5.85</text:p>
          </table:table-cell>
        </table:table-row>
        <table:table-row>
          <table:covered-table-cell table:style-name="Таблица4.A2"/>
          <table:table-cell table:style-name="Таблица4.A2" office:value-type="string">
            <text:p text:style-name="P116">55%</text:p>
          </table:table-cell>
          <table:table-cell table:style-name="Таблица4.A2" office:value-type="string">
            <text:p text:style-name="P116">1.92</text:p>
          </table:table-cell>
          <table:table-cell table:style-name="Таблица4.D2" office:value-type="string">
            <text:p text:style-name="P116">5.73</text:p>
          </table:table-cell>
        </table:table-row>
        <table:table-row>
          <table:covered-table-cell table:style-name="Таблица4.A2"/>
          <table:table-cell table:style-name="Таблица4.A2" office:value-type="string">
            <text:p text:style-name="P116">60%</text:p>
          </table:table-cell>
          <table:table-cell table:style-name="Таблица4.A2" office:value-type="string">
            <text:p text:style-name="P116">2.64</text:p>
          </table:table-cell>
          <table:table-cell table:style-name="Таблица4.D2" office:value-type="string">
            <text:p text:style-name="P116">5.79</text:p>
          </table:table-cell>
        </table:table-row>
        <table:table-row>
          <table:covered-table-cell table:style-name="Таблица4.A2"/>
          <table:table-cell table:style-name="Таблица4.A2" office:value-type="string">
            <text:p text:style-name="P116">65%</text:p>
          </table:table-cell>
          <table:table-cell table:style-name="Таблица4.A2" office:value-type="string">
            <text:p text:style-name="P116">3.86</text:p>
          </table:table-cell>
          <table:table-cell table:style-name="Таблица4.D2" office:value-type="string">
            <text:p text:style-name="P116">5.71</text:p>
          </table:table-cell>
        </table:table-row>
        <table:table-row>
          <table:covered-table-cell table:style-name="Таблица4.A2"/>
          <table:table-cell table:style-name="Таблица4.A2" office:value-type="string">
            <text:p text:style-name="P116">70%</text:p>
          </table:table-cell>
          <table:table-cell table:style-name="Таблица4.A2" office:value-type="string">
            <text:p text:style-name="P116">5.62</text:p>
          </table:table-cell>
          <table:table-cell table:style-name="Таблица4.D2" office:value-type="string">
            <text:p text:style-name="P116">5.56</text:p>
          </table:table-cell>
        </table:table-row>
        <table:table-row>
          <table:covered-table-cell table:style-name="Таблица4.A2"/>
          <table:table-cell table:style-name="Таблица4.A2" office:value-type="string">
            <text:p text:style-name="P76">75%</text:p>
          </table:table-cell>
          <table:table-cell table:style-name="Таблица4.A2" office:value-type="string">
            <text:p text:style-name="P77"><text:span text:style-name="T40">6</text:span>.93</text:p>
          </table:table-cell>
          <table:table-cell table:style-name="Таблица4.D2" office:value-type="string">
            <text:p text:style-name="P77">5.63</text:p>
          </table:table-cell>
        </table:table-row>
        <table:table-row table:style-name="Таблица4.19">
          <table:covered-table-cell table:style-name="Таблица4.A2"/>
          <table:table-cell table:style-name="Таблица4.A2" office:value-type="string">
            <text:p text:style-name="P76">100%</text:p>
          </table:table-cell>
          <table:table-cell table:style-name="Таблица4.A2" office:value-type="string">
            <text:p text:style-name="P77"><text:span text:style-name="T40">9</text:span>.02</text:p>
          </table:table-cell>
          <table:table-cell table:style-name="Таблица4.D2" office:value-type="string">
            <text:p text:style-name="P77">5.92</text:p>
          </table:table-cell>
        </table:table-row>
      </table:table>
      <text:p text:style-name="Table">Таблица <text:sequence text:ref-name="refTable0" text:name="Table" text:formula="ooow:Table+1" style:num-format="1">1</text:sequence>.Сравнение скорости работы алгоритмов <text:span text:style-name="T34">умножения для разреженной и стандартной матриц</text:span>.</text:p>
      <text:p text:style-name="Table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row>
          <table:table-cell table:style-name="Таблица5.A1" office:value-type="string">
            <text:p text:style-name="P78">Размер матрицы</text:p>
          </table:table-cell>
          <table:table-cell table:style-name="Таблица5.A1" office:value-type="string">
            <text:p text:style-name="P81">Заполненность</text:p>
          </table:table-cell>
          <table:table-cell table:style-name="Таблица5.A1" office:value-type="string">
            <text:p text:style-name="P78">Разреженная матрица, <text:span text:style-name="T38">байт</text:span></text:p>
          </table:table-cell>
          <table:table-cell table:style-name="Таблица5.D1" office:value-type="string">
            <text:p text:style-name="P78">Стандартная матрицы, <text:span text:style-name="T38">байт</text:span></text:p>
          </table:table-cell>
        </table:table-row>
        <table:table-row>
          <table:table-cell table:style-name="Таблица5.A2" table:number-rows-spanned="4" office:value-type="string">
            <text:p text:style-name="P78">10х10</text:p>
          </table:table-cell>
          <table:table-cell table:style-name="Таблица5.A2" office:value-type="string">
            <text:p text:style-name="P78">25%</text:p>
          </table:table-cell>
          <table:table-cell table:style-name="Таблица5.A2" office:value-type="string">
            <text:p text:style-name="P78">284</text:p>
          </table:table-cell>
          <table:table-cell table:style-name="Таблица5.D2" table:number-rows-spanned="4" office:value-type="string">
            <text:p text:style-name="P78">504</text:p>
          </table:table-cell>
        </table:table-row>
        <table:table-row>
          <table:covered-table-cell table:style-name="Таблица5.A2"/>
          <table:table-cell table:style-name="Таблица5.A2" office:value-type="string">
            <text:p text:style-name="P78">50%</text:p>
          </table:table-cell>
          <table:table-cell table:style-name="Таблица5.A2" office:value-type="string">
            <text:p text:style-name="P78">548</text:p>
          </table:table-cell>
          <table:covered-table-cell table:style-name="Таблица5.D2"/>
        </table:table-row>
        <table:table-row>
          <table:covered-table-cell table:style-name="Таблица5.A2"/>
          <table:table-cell table:style-name="Таблица5.A2" office:value-type="string">
            <text:p text:style-name="P78">75%</text:p>
          </table:table-cell>
          <table:table-cell table:style-name="Таблица5.A2" office:value-type="string">
            <text:p text:style-name="P78">772</text:p>
          </table:table-cell>
          <table:covered-table-cell table:style-name="Таблица5.D2"/>
        </table:table-row>
        <table:table-row>
          <table:covered-table-cell table:style-name="Таблица5.A2"/>
          <table:table-cell table:style-name="Таблица5.A2" office:value-type="string">
            <text:p text:style-name="P78">100%</text:p>
          </table:table-cell>
          <table:table-cell table:style-name="Таблица5.A2" office:value-type="string">
            <text:p text:style-name="P78">996</text:p>
          </table:table-cell>
          <table:covered-table-cell table:style-name="Таблица5.D2"/>
        </table:table-row>
        <table:table-row>
          <table:table-cell table:style-name="Таблица5.A2" table:number-rows-spanned="5" office:value-type="string">
            <text:p text:style-name="P78">100х100</text:p>
          </table:table-cell>
          <table:table-cell table:style-name="Таблица5.A2" office:value-type="string">
            <text:p text:style-name="P78">5%</text:p>
          </table:table-cell>
          <table:table-cell table:style-name="Таблица5.A2" office:value-type="string">
            <text:p text:style-name="P78">4 252</text:p>
          </table:table-cell>
          <table:table-cell table:style-name="Таблица5.D2" table:number-rows-spanned="5" office:value-type="string">
            <text:p text:style-name="P78">40 824</text:p>
          </table:table-cell>
        </table:table-row>
        <table:table-row>
          <table:covered-table-cell table:style-name="Таблица5.A2"/>
          <table:table-cell table:style-name="Таблица5.A2" office:value-type="string">
            <text:p text:style-name="P78">25%</text:p>
          </table:table-cell>
          <table:table-cell table:style-name="Таблица5.A2" office:value-type="string">
            <text:p text:style-name="P78">21 036</text:p>
          </table:table-cell>
          <table:covered-table-cell table:style-name="Таблица5.D2"/>
        </table:table-row>
        <table:table-row>
          <table:covered-table-cell table:style-name="Таблица5.A2"/>
          <table:table-cell table:style-name="Таблица5.A2" office:value-type="string">
            <text:p text:style-name="P78">50%</text:p>
          </table:table-cell>
          <table:table-cell table:style-name="Таблица5.A2" office:value-type="string">
            <text:p text:style-name="P78">41 236</text:p>
          </table:table-cell>
          <table:covered-table-cell table:style-name="Таблица5.D2"/>
        </table:table-row>
        <table:table-row>
          <table:covered-table-cell table:style-name="Таблица5.A2"/>
          <table:table-cell table:style-name="Таблица5.A2" office:value-type="string">
            <text:p text:style-name="P118">75%</text:p>
          </table:table-cell>
          <table:table-cell table:style-name="Таблица5.A2" office:value-type="string">
            <text:p text:style-name="P78">61 436</text:p>
          </table:table-cell>
          <table:covered-table-cell table:style-name="Таблица5.D2"/>
        </table:table-row>
        <table:table-row>
          <table:covered-table-cell table:style-name="Таблица5.A2"/>
          <table:table-cell table:style-name="Таблица5.A2" office:value-type="string">
            <text:p text:style-name="P78">100%</text:p>
          </table:table-cell>
          <table:table-cell table:style-name="Таблица5.A2" office:value-type="string">
            <text:p text:style-name="P78">81 636</text:p>
          </table:table-cell>
          <table:covered-table-cell table:style-name="Таблица5.D2"/>
        </table:table-row>
        <table:table-row>
          <table:table-cell table:style-name="Таблица5.A2" table:number-rows-spanned="9" office:value-type="string">
            <text:p text:style-name="P78">1000х1000</text:p>
          </table:table-cell>
          <table:table-cell table:style-name="Таблица5.A2" office:value-type="string">
            <text:p text:style-name="P78">5%</text:p>
          </table:table-cell>
          <table:table-cell table:style-name="Таблица5.A2" office:value-type="string">
            <text:p text:style-name="P78">407 772</text:p>
          </table:table-cell>
          <table:table-cell table:style-name="Таблица5.D2" table:number-rows-spanned="9" office:value-type="string">
            <text:p text:style-name="P78">4 008 024</text:p>
          </table:table-cell>
        </table:table-row>
        <table:table-row>
          <table:covered-table-cell table:style-name="Таблица5.A2"/>
          <table:table-cell table:style-name="Таблица5.A2" office:value-type="string">
            <text:p text:style-name="P78">25%</text:p>
          </table:table-cell>
          <table:table-cell table:style-name="Таблица5.A2" office:value-type="string">
            <text:p text:style-name="P78">2 010 036</text:p>
          </table:table-cell>
          <table:covered-table-cell table:style-name="Таблица5.D2"/>
        </table:table-row>
        <table:table-row>
          <table:covered-table-cell table:style-name="Таблица5.A2"/>
          <table:table-cell table:style-name="Таблица5.A2" office:value-type="string">
            <text:p text:style-name="P78">50%</text:p>
          </table:table-cell>
          <table:table-cell table:style-name="Таблица5.A2" office:value-type="string">
            <text:p text:style-name="P78">4 012 036</text:p>
          </table:table-cell>
          <table:covered-table-cell table:style-name="Таблица5.D2"/>
        </table:table-row>
        <table:table-row>
          <table:covered-table-cell table:style-name="Таблица5.A2"/>
          <table:table-cell table:style-name="Таблица5.A2" office:value-type="string">
            <text:p text:style-name="P118">55%</text:p>
          </table:table-cell>
          <table:table-cell table:style-name="Таблица5.A2" office:value-type="string">
            <text:p text:style-name="P78">4 412 436</text:p>
          </table:table-cell>
          <table:covered-table-cell table:style-name="Таблица5.D2"/>
        </table:table-row>
        <table:table-row>
          <table:covered-table-cell table:style-name="Таблица5.A2"/>
          <table:table-cell table:style-name="Таблица5.A2" office:value-type="string">
            <text:p text:style-name="P118">60%</text:p>
          </table:table-cell>
          <table:table-cell table:style-name="Таблица5.A2" office:value-type="string">
            <text:p text:style-name="P78">4 812 836</text:p>
          </table:table-cell>
          <table:covered-table-cell table:style-name="Таблица5.D2"/>
        </table:table-row>
        <table:table-row>
          <table:covered-table-cell table:style-name="Таблица5.A2"/>
          <table:table-cell table:style-name="Таблица5.A2" office:value-type="string">
            <text:p text:style-name="P118">65%</text:p>
          </table:table-cell>
          <table:table-cell table:style-name="Таблица5.A2" office:value-type="string">
            <text:p text:style-name="P78">5 213 220</text:p>
          </table:table-cell>
          <table:covered-table-cell table:style-name="Таблица5.D2"/>
        </table:table-row>
        <table:table-row>
          <table:covered-table-cell table:style-name="Таблица5.A2"/>
          <table:table-cell table:style-name="Таблица5.A2" office:value-type="string">
            <text:p text:style-name="P118">70%</text:p>
          </table:table-cell>
          <table:table-cell table:style-name="Таблица5.A2" office:value-type="string">
            <text:p text:style-name="P78">5 613 620</text:p>
          </table:table-cell>
          <table:covered-table-cell table:style-name="Таблица5.D2"/>
        </table:table-row>
        <table:table-row>
          <table:covered-table-cell table:style-name="Таблица5.A2"/>
          <table:table-cell table:style-name="Таблица5.A2" office:value-type="string">
            <text:p text:style-name="P78">75%</text:p>
          </table:table-cell>
          <table:table-cell table:style-name="Таблица5.A2" office:value-type="string">
            <text:p text:style-name="P78">6 014 036</text:p>
          </table:table-cell>
          <table:covered-table-cell table:style-name="Таблица5.D2"/>
        </table:table-row>
        <table:table-row>
          <table:covered-table-cell table:style-name="Таблица5.A2"/>
          <table:table-cell table:style-name="Таблица5.A2" office:value-type="string">
            <text:p text:style-name="P78">100%</text:p>
          </table:table-cell>
          <table:table-cell table:style-name="Таблица5.A2" office:value-type="string">
            <text:p text:style-name="P79"><text:span text:style-name="T44">8</text:span><text:span text:style-name="T41"> </text:span>0<text:span text:style-name="T44">14</text:span> <text:span text:style-name="T44">6</text:span>36</text:p>
          </table:table-cell>
          <table:covered-table-cell table:style-name="Таблица5.D2"/>
        </table:table-row>
      </table:table>
      <text:p text:style-name="P85">Таблица <text:sequence text:ref-name="refTable1" text:name="Table" text:formula="ooow:Table+1" style:num-format="1">2</text:sequence>.Сравнение объема данных для алгоритмов <text:span text:style-name="T34">умножения для разреженной и стандартной матриц</text:span>.</text:p>
      <text:h text:style-name="P67" text:outline-level="2"/>
      <table:table table:name="Таблица6" table:style-name="Таблица6">
        <table:table-column table:style-name="Таблица6.A" table:number-columns-repeated="2"/>
        <table:table-column table:style-name="Таблица6.C"/>
        <table:table-column table:style-name="Таблица6.D"/>
        <table:table-column table:style-name="Таблица6.E"/>
        <table:table-row>
          <table:table-cell table:style-name="Таблица6.A1" office:value-type="string">
            <text:p text:style-name="P80">Размер матрицы</text:p>
          </table:table-cell>
          <table:table-cell table:style-name="Таблица6.A1" office:value-type="string">
            <text:p text:style-name="P81">Заполненность</text:p>
          </table:table-cell>
          <table:table-cell table:style-name="Таблица6.A1" office:value-type="string">
            <text:p text:style-name="P75">Преимущество <text:span text:style-name="T34">по скорости выполнения операции умножения для разреженной матрицы</text:span></text:p>
          </table:table-cell>
          <table:table-cell table:style-name="Таблица6.A1" office:value-type="string">
            <text:p text:style-name="P75"><text:span text:style-name="T45">З</text:span><text:span text:style-name="T35">атраты памяти при использовании алгоритма умножения разреженных матриц </text:span><text:span text:style-name="T45">по сравнению со стандартным алгоритмом</text:span>, <text:span text:style-name="T35">байт</text:span></text:p>
          </table:table-cell>
          <table:table-cell table:style-name="Таблица6.E1" office:value-type="string">
            <text:p text:style-name="P125"><text:span text:style-name="T45">З</text:span><text:span text:style-name="T35">атраты памяти при использовании алгоритма умножения разреженных матриц </text:span><text:span text:style-name="T45">по сравнению со стандартным алгоритмом</text:span>, %</text:p>
          </table:table-cell>
        </table:table-row>
        <table:table-row>
          <table:table-cell table:style-name="Таблица6.A2" table:number-rows-spanned="4" office:value-type="string">
            <text:p text:style-name="P80">10х10</text:p>
          </table:table-cell>
          <table:table-cell table:style-name="Таблица6.A2" office:value-type="string">
            <text:p text:style-name="P80">25%</text:p>
          </table:table-cell>
          <table:table-cell table:style-name="Таблица6.A2" office:value-type="string">
            <text:p text:style-name="P81">55%</text:p>
          </table:table-cell>
          <table:table-cell table:style-name="Таблица6.A2" office:value-type="string">
            <text:p text:style-name="P81">-220</text:p>
          </table:table-cell>
          <table:table-cell table:style-name="Таблица6.E2" office:value-type="string">
            <text:p text:style-name="P75">-<text:span text:style-name="T35">43,6</text:span></text:p>
          </table:table-cell>
        </table:table-row>
        <table:table-row>
          <table:covered-table-cell table:style-name="Таблица6.A2"/>
          <table:table-cell table:style-name="Таблица6.A2" office:value-type="string">
            <text:p text:style-name="P80">50%</text:p>
          </table:table-cell>
          <table:table-cell table:style-name="Таблица6.A2" office:value-type="string">
            <text:p text:style-name="P81">3,2%</text:p>
          </table:table-cell>
          <table:table-cell table:style-name="Таблица6.A2" office:value-type="string">
            <text:p text:style-name="P81">40</text:p>
          </table:table-cell>
          <table:table-cell table:style-name="Таблица6.E2" office:value-type="string">
            <text:p text:style-name="P81">8</text:p>
          </table:table-cell>
        </table:table-row>
        <table:table-row>
          <table:covered-table-cell table:style-name="Таблица6.A2"/>
          <table:table-cell table:style-name="Таблица6.A2" office:value-type="string">
            <text:p text:style-name="P80">75%</text:p>
          </table:table-cell>
          <table:table-cell table:style-name="Таблица6.A2" office:value-type="string">
            <text:p text:style-name="P75">-<text:span text:style-name="T35">17%</text:span></text:p>
          </table:table-cell>
          <table:table-cell table:style-name="Таблица6.A2" office:value-type="string">
            <text:p text:style-name="P81">268</text:p>
          </table:table-cell>
          <table:table-cell table:style-name="Таблица6.E2" office:value-type="string">
            <text:p text:style-name="P81">52,6</text:p>
          </table:table-cell>
        </table:table-row>
        <table:table-row>
          <table:covered-table-cell table:style-name="Таблица6.A2"/>
          <table:table-cell table:style-name="Таблица6.A2" office:value-type="string">
            <text:p text:style-name="P80">100%</text:p>
          </table:table-cell>
          <table:table-cell table:style-name="Таблица6.A2" office:value-type="string">
            <text:p text:style-name="P75">-<text:span text:style-name="T35">21%</text:span></text:p>
          </table:table-cell>
          <table:table-cell table:style-name="Таблица6.A2" office:value-type="string">
            <text:p text:style-name="P81">492</text:p>
          </table:table-cell>
          <table:table-cell table:style-name="Таблица6.E2" office:value-type="string">
            <text:p text:style-name="P81">98<text:soft-page-break/></text:p>
          </table:table-cell>
        </table:table-row>
        <table:table-row>
          <table:table-cell table:style-name="Таблица6.A2" table:number-rows-spanned="5" office:value-type="string">
            <text:p text:style-name="P80">100х100</text:p>
          </table:table-cell>
          <table:table-cell table:style-name="Таблица6.A2" office:value-type="string">
            <text:p text:style-name="P80">5%</text:p>
          </table:table-cell>
          <table:table-cell table:style-name="Таблица6.A2" office:value-type="string">
            <text:p text:style-name="P81">38 <text:span text:style-name="T37">раз</text:span></text:p>
          </table:table-cell>
          <table:table-cell table:style-name="Таблица6.A2" office:value-type="string">
            <text:p text:style-name="P75">-<text:span text:style-name="T35">36 572</text:span></text:p>
          </table:table-cell>
          <table:table-cell table:style-name="Таблица6.E2" office:value-type="string">
            <text:p text:style-name="P75">-<text:span text:style-name="T35">89,6</text:span></text:p>
          </table:table-cell>
        </table:table-row>
        <table:table-row>
          <table:covered-table-cell table:style-name="Таблица6.A2"/>
          <table:table-cell table:style-name="Таблица6.A2" office:value-type="string">
            <text:p text:style-name="P80">25%</text:p>
          </table:table-cell>
          <table:table-cell table:style-name="Таблица6.A2" office:value-type="string">
            <text:p text:style-name="P82">11 раз</text:p>
          </table:table-cell>
          <table:table-cell table:style-name="Таблица6.A2" office:value-type="string">
            <text:p text:style-name="P75">-<text:span text:style-name="T35">19 788</text:span></text:p>
          </table:table-cell>
          <table:table-cell table:style-name="Таблица6.E2" office:value-type="string">
            <text:p text:style-name="P75">-<text:span text:style-name="T35">48,4</text:span></text:p>
          </table:table-cell>
        </table:table-row>
        <table:table-row>
          <table:covered-table-cell table:style-name="Таблица6.A2"/>
          <table:table-cell table:style-name="Таблица6.A2" office:value-type="string">
            <text:p text:style-name="P80">50%</text:p>
          </table:table-cell>
          <table:table-cell table:style-name="Таблица6.A2" office:value-type="string">
            <text:p text:style-name="P81"><text:span text:style-name="T42">3</text:span>,<text:span text:style-name="T37">6 раза</text:span></text:p>
          </table:table-cell>
          <table:table-cell table:style-name="Таблица6.A2" office:value-type="string">
            <text:p text:style-name="P81">412</text:p>
          </table:table-cell>
          <table:table-cell table:style-name="Таблица6.E2" office:value-type="string">
            <text:p text:style-name="P81">1</text:p>
          </table:table-cell>
        </table:table-row>
        <table:table-row>
          <table:covered-table-cell table:style-name="Таблица6.A2"/>
          <table:table-cell table:style-name="Таблица6.A2" office:value-type="string">
            <text:p text:style-name="P119">75%</text:p>
          </table:table-cell>
          <table:table-cell table:style-name="Таблица6.A2" office:value-type="string">
            <text:p text:style-name="P119">1,88 раза</text:p>
          </table:table-cell>
          <table:table-cell table:style-name="Таблица6.A2" office:value-type="string">
            <text:p text:style-name="P122">20 612</text:p>
          </table:table-cell>
          <table:table-cell table:style-name="Таблица6.E2" office:value-type="string">
            <text:p text:style-name="P122">50</text:p>
          </table:table-cell>
        </table:table-row>
        <table:table-row>
          <table:covered-table-cell table:style-name="Таблица6.A2"/>
          <table:table-cell table:style-name="Таблица6.A2" office:value-type="string">
            <text:p text:style-name="P80">100%</text:p>
          </table:table-cell>
          <table:table-cell table:style-name="Таблица6.A2" office:value-type="string">
            <text:p text:style-name="P81">8%</text:p>
          </table:table-cell>
          <table:table-cell table:style-name="Таблица6.A2" office:value-type="string">
            <text:p text:style-name="P81">40 812</text:p>
          </table:table-cell>
          <table:table-cell table:style-name="Таблица6.E2" office:value-type="string">
            <text:p text:style-name="P81">100</text:p>
          </table:table-cell>
        </table:table-row>
        <table:table-row>
          <table:table-cell table:style-name="Таблица6.A2" table:number-rows-spanned="9" office:value-type="string">
            <text:p text:style-name="P80">1000х1000</text:p>
          </table:table-cell>
          <table:table-cell table:style-name="Таблица6.A2" office:value-type="string">
            <text:p text:style-name="P80">5%</text:p>
          </table:table-cell>
          <table:table-cell table:style-name="Таблица6.A2" office:value-type="string">
            <text:p text:style-name="P82">Более 265 раз</text:p>
          </table:table-cell>
          <table:table-cell table:style-name="Таблица6.A2" office:value-type="string">
            <text:p text:style-name="P75">-<text:span text:style-name="T35">3 600 252</text:span></text:p>
          </table:table-cell>
          <table:table-cell table:style-name="Таблица6.E2" office:value-type="string">
            <text:p text:style-name="P75">-<text:span text:style-name="T35">90</text:span></text:p>
          </table:table-cell>
        </table:table-row>
        <table:table-row>
          <table:covered-table-cell table:style-name="Таблица6.A2"/>
          <table:table-cell table:style-name="Таблица6.A2" office:value-type="string">
            <text:p text:style-name="P80">25%</text:p>
          </table:table-cell>
          <table:table-cell table:style-name="Таблица6.A2" office:value-type="string">
            <text:p text:style-name="P81">1<text:span text:style-name="T37">5 раз</text:span></text:p>
          </table:table-cell>
          <table:table-cell table:style-name="Таблица6.A2" office:value-type="string">
            <text:p text:style-name="P81">-1 997 988</text:p>
          </table:table-cell>
          <table:table-cell table:style-name="Таблица6.E2" office:value-type="string">
            <text:p text:style-name="P75">-<text:span text:style-name="T35">50</text:span></text:p>
          </table:table-cell>
        </table:table-row>
        <table:table-row>
          <table:covered-table-cell table:style-name="Таблица6.A2"/>
          <table:table-cell table:style-name="Таблица6.A2" office:value-type="string">
            <text:p text:style-name="P80">50%</text:p>
          </table:table-cell>
          <table:table-cell table:style-name="Таблица6.A2" office:value-type="string">
            <text:p text:style-name="P82">Почти 4 раза</text:p>
          </table:table-cell>
          <table:table-cell table:style-name="Таблица6.A2" office:value-type="string">
            <text:p text:style-name="P81">4 012</text:p>
          </table:table-cell>
          <table:table-cell table:style-name="Таблица6.E2" office:value-type="string">
            <text:p text:style-name="P81">0,1</text:p>
          </table:table-cell>
        </table:table-row>
        <table:table-row>
          <table:covered-table-cell table:style-name="Таблица6.A2"/>
          <table:table-cell table:style-name="Таблица6.A2" office:value-type="string">
            <text:p text:style-name="P119">55%</text:p>
          </table:table-cell>
          <table:table-cell table:style-name="Таблица6.A2" office:value-type="string">
            <text:p text:style-name="P121">Почти 3 раза</text:p>
          </table:table-cell>
          <table:table-cell table:style-name="Таблица6.A2" office:value-type="string">
            <text:p text:style-name="P123">404 412</text:p>
          </table:table-cell>
          <table:table-cell table:style-name="Таблица6.E2" office:value-type="string">
            <text:p text:style-name="P123">10</text:p>
          </table:table-cell>
        </table:table-row>
        <table:table-row>
          <table:covered-table-cell table:style-name="Таблица6.A2"/>
          <table:table-cell table:style-name="Таблица6.A2" office:value-type="string">
            <text:p text:style-name="P119">60%</text:p>
          </table:table-cell>
          <table:table-cell table:style-name="Таблица6.A2" office:value-type="string">
            <text:p text:style-name="P121">Почти 2,2 раза</text:p>
          </table:table-cell>
          <table:table-cell table:style-name="Таблица6.A2" office:value-type="string">
            <text:p text:style-name="P123">804 812</text:p>
          </table:table-cell>
          <table:table-cell table:style-name="Таблица6.E2" office:value-type="string">
            <text:p text:style-name="P123">20</text:p>
          </table:table-cell>
        </table:table-row>
        <table:table-row>
          <table:covered-table-cell table:style-name="Таблица6.A2"/>
          <table:table-cell table:style-name="Таблица6.A2" office:value-type="string">
            <text:p text:style-name="P119">65%</text:p>
          </table:table-cell>
          <table:table-cell table:style-name="Таблица6.A2" office:value-type="string">
            <text:p text:style-name="P121">1,5 раза</text:p>
          </table:table-cell>
          <table:table-cell table:style-name="Таблица6.A2" office:value-type="string">
            <text:p text:style-name="P123">1 205 196</text:p>
          </table:table-cell>
          <table:table-cell table:style-name="Таблица6.E2" office:value-type="string">
            <text:p text:style-name="P123">30</text:p>
          </table:table-cell>
        </table:table-row>
        <table:table-row>
          <table:covered-table-cell table:style-name="Таблица6.A2"/>
          <table:table-cell table:style-name="Таблица6.A2" office:value-type="string">
            <text:p text:style-name="P119">70%</text:p>
          </table:table-cell>
          <table:table-cell table:style-name="Таблица6.A2" office:value-type="string">
            <text:p text:style-name="P82">-<text:span text:style-name="T43">1%</text:span></text:p>
          </table:table-cell>
          <table:table-cell table:style-name="Таблица6.A2" office:value-type="string">
            <text:p text:style-name="P123">1 605 596</text:p>
          </table:table-cell>
          <table:table-cell table:style-name="Таблица6.E2" office:value-type="string">
            <text:p text:style-name="P123">40</text:p>
          </table:table-cell>
        </table:table-row>
        <table:table-row>
          <table:covered-table-cell table:style-name="Таблица6.A2"/>
          <table:table-cell table:style-name="Таблица6.A2" office:value-type="string">
            <text:p text:style-name="P80">75%</text:p>
          </table:table-cell>
          <table:table-cell table:style-name="Таблица6.A2" office:value-type="string">
            <text:p text:style-name="P82">-<text:span text:style-name="T43">23</text:span><text:span text:style-name="T39">%</text:span></text:p>
          </table:table-cell>
          <table:table-cell table:style-name="Таблица6.A2" office:value-type="string">
            <text:p text:style-name="P81"><text:span text:style-name="T44">2</text:span> 0<text:span text:style-name="T44">0</text:span>6 0<text:span text:style-name="T44">12</text:span></text:p>
          </table:table-cell>
          <table:table-cell table:style-name="Таблица6.E2" office:value-type="string">
            <text:p text:style-name="P123">50</text:p>
          </table:table-cell>
        </table:table-row>
        <table:table-row>
          <table:covered-table-cell table:style-name="Таблица6.A2"/>
          <table:table-cell table:style-name="Таблица6.A2" office:value-type="string">
            <text:p text:style-name="P80">100%</text:p>
          </table:table-cell>
          <table:table-cell table:style-name="Таблица6.A2" office:value-type="string">
            <text:p text:style-name="P81">-<text:span text:style-name="T43">52</text:span>%</text:p>
          </table:table-cell>
          <table:table-cell table:style-name="Таблица6.A2" office:value-type="string">
            <text:p text:style-name="P124">4 006 612</text:p>
          </table:table-cell>
          <table:table-cell table:style-name="Таблица6.E2" office:value-type="string">
            <text:p text:style-name="P81"><text:span text:style-name="T45">1</text:span>00</text:p>
          </table:table-cell>
        </table:table-row>
      </table:table>
      <text:p text:style-name="Table">Таблица <text:sequence text:ref-name="refTable2" text:name="Table" text:formula="ooow:Table+1" style:num-format="1">3</text:sequence>.Численное сравнение <text:span text:style-name="T35">алгоритмов умножения</text:span>.</text:p>
      <text:h text:style-name="P62" text:outline-level="2"><text:bookmark-start text:name="__RefHeading___Toc4264_3479105423"/>Выводы<text:bookmark-end text:name="__RefHeading___Toc4264_3479105423"/></text:h>
      <text:p text:style-name="P63">Проделав данную лабораторную работу, я <text:span text:style-name="T23">понял, что в ситуациях, </text:span><text:span text:style-name="T35">когда матрица достаточно сильно разрежена, необходимо использовать алгоритмы работы с разреженными матрицами. Следует отметить, что при разреженности, большей </text:span><text:span text:style-name="T45">30</text:span><text:span text:style-name="T35">% </text:span><text:span text:style-name="T45">в случае матрицы размером 1000х1000</text:span><text:span text:style-name="T35"> </text:span><text:span text:style-name="T45">(т. е. матрица состоит не менее, чем на 30% из нулевых элементов)</text:span><text:span text:style-name="T35">, для умножения имеет смысл использовать алгоритм умножения разреженных матриц. </text:span><text:span text:style-name="T45">При этом, при увеличении процента разреженности, наблюдается тенденция уменьшения необходимых затрат памяти. В случае матрицы 100х100, алгоритм умножения для разреженных матриц эффективнее стандартного даже в случае нулевой её разреженноси.</text:span><text:span text:style-name="T35"> В ином случае, программисту выгоднее и проще использовать стандартный алгоритм умножения матриц.</text:span></text:p>
      <text:h text:style-name="P61" text:outline-level="1"><text:bookmark-start text:name="__RefHeading___Toc4266_3479105423"/>Контрольные вопросы<text:bookmark-end text:name="__RefHeading___Toc4266_3479105423"/></text:h>
      <text:list xml:id="list1729324232" text:style-name="L11">
        <text:list-item>
          <text:p text:style-name="P126">Что такое разреженная матрица, какие схемы хранения такие матриц Вы знаете?</text:p>
          <text:p text:style-name="P95"><text:soft-page-break/>Разреженной матрицей называется матрица, состоящая из сравнительно небольшого количества ненулевых элементов. По большей части такая матрица состоит из нулей.</text:p>
          <text:p text:style-name="P95">Схемы хранения:</text:p>
        </text:list-item>
      </text:list>
      <text:list text:style-name="L12">
        <text:list-item>
          <text:p text:style-name="P96">связанная схема;</text:p>
        </text:list-item>
        <text:list-item>
          <text:p text:style-name="P96">кольцевая связанная;</text:p>
        </text:list-item>
        <text:list-item>
          <text:p text:style-name="P96">двунаправленные стеки и очереди;</text:p>
        </text:list-item>
        <text:list-item>
          <text:p text:style-name="P96">диагональная схема;</text:p>
        </text:list-item>
        <text:list-item>
          <text:p text:style-name="P96">строчная или столбцовая схемы.</text:p>
        </text:list-item>
      </text:list>
      <text:list xml:id="list225212651987683" text:continue-list="list1729324232" text:style-name="L11">
        <text:list-item>
          <text:p text:style-name="P126">Каким <text:span text:style-name="T36">образом и сколько памяти выделяется под хранение разреженной и обычной матрицы?</text:span></text:p>
        </text:list-item>
      </text:list>
      <text:p text:style-name="P64"><text:span text:style-name="T11"><text:tab/></text:span><text:span text:style-name="T12">Для хранения обычной матрицы необходимо выделить участок памяти, равный <text:tab/>произведению количества её элементов и размера типа элементов.</text:span></text:p>
      <text:p text:style-name="P30"><text:tab/>Количество памяти, выделяемое под хранение разреженной матрицы, зависит от <text:tab/>схемы её хранения. В данном случае — сумма удвоенного произведения ненулевых <text:tab/>элементов на <text:tab/>размер типа данных этих элементов (массив ненулевых элементов и <text:tab/>массив с <text:tab/>номерами столбцов) и произведение количества строк + 1 на размер <text:tab/>элемента.</text:p>
      <text:list xml:id="list225213348497624" text:continue-numbering="true" text:style-name="L11">
        <text:list-item>
          <text:p text:style-name="P127">Каков принцип обработки разреженной матрицы?</text:p>
        </text:list-item>
      </text:list>
      <text:p text:style-name="P29"><text:tab/><text:span text:style-name="T36">В связи с тем, что главной особенностью разреженной матрицы является полное <text:tab/>отсутствие нулевых элементов, программисту необходимо работать исключительно <text:tab/>с ненулевыми элементами, однако формат представления не матрица, а некоторый <text:tab/>массив.</text:span></text:p>
      <text:list xml:id="list225212469437853" text:continue-numbering="true" text:style-name="L11">
        <text:list-item>
          <text:p text:style-name="P127">В каком случае для матриц эффективнее применять стандартные алгоритмы обработки матриц? От чего это зависит?</text:p>
          <text:p text:style-name="P97">Эффективнее для матриц использовать стандартные алгоритмы в том случае, когда в матрице находится небольшое количество нулевых элементов.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Жирный" style:font-family-generic="modern" style:font-pitch="fixed"/>
    <style:font-face style:name="Liberation Mono2" svg:font-family="'Liberation Mono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/>
    <style:font-face style:name="Times New Roman3" svg:font-family="'Times New Roman'" style:font-adornments="Полужирный" style:font-family-generic="roman" style:font-pitch="variable"/>
    <style:font-face style:name="Times new roman" svg:font-family="'Times new roman'" style:font-family-generic="roman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margin-top="0cm" fo:margin-bottom="0.353cm" style:contextual-spacing="false" fo:line-height="115%" fo:text-align="justify" style:justify-single-word="false" fo:orphans="2" fo:widows="2" style:page-number="auto" style:writing-mode="lr-tb"/>
      <style:text-properties style:font-name="Times New Roman2" fo:font-family="'Times New Roman'" style:font-style-name="Обычный" style:font-family-generic="roman" fo:font-size="12pt" fo:language="ru" fo:country="RU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 style:master-page-name="">
      <style:paragraph-properties fo:margin-top="0.529cm" fo:margin-bottom="0.071cm" style:contextual-spacing="false" fo:text-align="center" style:justify-single-word="false" style:page-number="auto"/>
      <style:text-properties fo:font-variant="small-caps" style:font-name="Times New Roman2" fo:font-family="'Times New Roman'" style:font-style-name="Обычный" style:font-family-generic="roman" fo:font-size="18pt" fo:letter-spacing="0.009cm" fo:language="en" fo:country="US" fo:font-weight="bold" style:font-size-asian="16pt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141cm" style:contextual-spacing="false" fo:text-align="start" style:justify-single-word="false"/>
      <style:text-properties fo:font-variant="small-caps" fo:font-size="14pt" fo:letter-spacing="0.009cm" fo:font-weight="bold" style:font-size-asian="14pt" style:font-size-complex="14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cm" fo:margin-bottom="0cm" style:contextual-spacing="false" fo:text-align="start" style:justify-single-word="false"/>
      <style:text-properties fo:font-variant="small-caps" fo:font-size="12pt" fo:letter-spacing="0.009cm" style:font-size-asian="12pt" style:font-size-complex="12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cm" style:contextual-spacing="false" fo:text-align="start" style:justify-single-word="false"/>
      <style:text-properties fo:font-variant="small-caps" fo:font-size="11pt" fo:letter-spacing="0.018cm" style:font-size-asian="11pt" style:font-size-complex="11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53cm" fo:margin-bottom="0cm" style:contextual-spacing="false" fo:text-align="start" style:justify-single-word="false"/>
      <style:text-properties fo:font-variant="small-caps" fo:color="#b85a22" loext:opacity="100%" fo:font-size="11pt" fo:letter-spacing="0.018cm" style:font-size-asian="11pt" style:font-size-complex="13pt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cm" fo:margin-bottom="0cm" style:contextual-spacing="false" fo:text-align="start" style:justify-single-word="false"/>
      <style:text-properties fo:font-variant="small-caps" fo:color="#dd8047" loext:opacity="100%" fo:font-size="11pt" fo:letter-spacing="0.009cm" style:font-size-asian="11pt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cm" fo:margin-bottom="0cm" style:contextual-spacing="false" fo:text-align="start" style:justify-single-word="false"/>
      <style:text-properties fo:font-variant="small-caps" fo:color="#dd8047" loext:opacity="100%" fo:letter-spacing="0.018cm" fo:font-weight="bold" style:font-weight-asian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cm" fo:margin-bottom="0cm" style:contextual-spacing="false" fo:text-align="start" style:justify-single-word="false"/>
      <style:text-properties fo:font-variant="small-caps" fo:color="#b85a22" loext:opacity="100%" fo:font-style="italic" fo:font-weight="bold" style:font-style-asian="italic" style:font-weight-asian="bold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cm" fo:margin-bottom="0cm" style:contextual-spacing="false" fo:text-align="start" style:justify-single-word="false"/>
      <style:text-properties fo:font-variant="small-caps" fo:color="#7a3c16" loext:opacity="100%" fo:font-style="italic" fo:font-weight="bold" style:font-style-asian="italic" style:font-weight-asian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  <style:text-properties style:font-name="Times New Roman3" fo:font-family="'Times New Roman'" style:font-style-name="Полужирный" style:font-family-generic="roman" style:font-pitch="variable" fo:font-weight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justify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ru" style:country-asian="RU" style:font-name-complex="Courier New1" style:font-family-complex="'Courier New'" style:font-family-generic-complex="system" style:font-pitch-complex="variable"/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Title" style:family="paragraph" style:parent-style-name="Standard" style:default-outline-level="" style:class="chapter">
      <style:paragraph-properties fo:line-height="100%" fo:text-align="end" style:justify-single-word="false" fo:padding-left="0cm" fo:padding-right="0cm" fo:padding-top="0.035cm" fo:padding-bottom="0cm" fo:border-left="none" fo:border-right="none" fo:border-top="1.5pt solid #dd8047" fo:border-bottom="none"/>
      <style:text-properties fo:font-variant="small-caps" fo:font-size="24pt" style:font-size-asian="24pt" style:font-size-complex="24pt"/>
    </style:style>
    <style:style style:name="Subtitle" style:family="paragraph" style:parent-style-name="Standard" style:default-outline-level="" style:class="chapter">
      <style:paragraph-properties fo:margin-top="0cm" fo:margin-bottom="1.27cm" style:contextual-spacing="false" fo:line-height="100%" fo:text-align="end" style:justify-single-word="false"/>
      <style:text-properties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1pt"/>
    </style:style>
    <style:style style:name="No_20_Spacing" style:display-name="No Spacing" style:family="paragraph" style:parent-style-name="Standard" style:default-outline-level="">
      <style:paragraph-properties fo:margin-top="0cm" fo:margin-bottom="0cm" style:contextual-spacing="false" fo:line-height="100%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loext:graphic-properties draw:fill="solid" draw:fill-color="#dd8047"/>
      <style:paragraph-properties fo:margin-left="2.54cm" fo:margin-right="2.54cm" fo:margin-top="0.247cm" fo:margin-bottom="0.247cm" style:contextual-spacing="false" fo:text-indent="0cm" style:auto-text-indent="false" fo:background-color="#dd8047" fo:padding="0.353cm" fo:border="0.99pt solid #b85a22"/>
      <style:text-properties fo:color="#ffffff" loext:opacity="100%" fo:font-style="italic" fo:font-weight="bold" style:font-style-asian="italic" style:font-weight-asian="bold"/>
    </style:style>
    <style:style style:name="TOC_20_Heading" style:display-name="TOC Heading" style:family="paragraph" style:parent-style-name="Heading_20_1" style:default-outline-level=""/>
    <style:style style:name="Contents_20_1" style:display-name="Contents 1" style:family="paragraph" style:parent-style-name="Standard" style:auto-update="true" style:default-outline-level="" style:class="index">
      <style:paragraph-properties fo:margin-top="0.635cm" fo:margin-bottom="0.635cm" style:contextual-spacing="false" fo:text-align="start" style:justify-single-word="false"/>
      <style:text-properties fo:text-transform="uppercase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variant="small-caps" fo:font-size="11pt" fo:font-weight="bold" style:font-size-asian="11pt" style:font-weight-asian="bold" style:font-size-complex="11pt" style:font-weight-complex="bold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variant="small-caps" fo:font-size="11pt" style:font-size-asian="11pt" style:font-size-complex="11pt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Endnote" style:family="paragraph" style:parent-style-name="Standard" style:default-outline-level="" style:class="extra">
      <style:paragraph-properties fo:margin-top="0cm" fo:margin-bottom="0cm" style:contextual-spacing="false" fo:line-height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2" fo:font-family="'Liberation Mono'" style:font-style-name="Обычный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ono" style:family="paragraph" style:parent-style-name="Standard">
      <style:text-properties fo:color="#000000" loext:opacity="100%" style:font-name="Liberation Mono1" fo:font-family="'Liberation Mono'" style:font-style-name="Жирный" style:font-family-generic="modern" style:font-pitch="fixed" fo:font-size="10pt" fo:language="en" fo:country="US" fo:font-weight="bold" fo:background-color="transparent" style:font-size-asian="10pt" style:font-size-complex="10pt"/>
    </style:style>
    <style:style style:name="Вопросы" style:family="paragraph" style:parent-style-name="Standard">
      <style:text-properties fo:font-weight="bold" officeooo:rsid="00488846"/>
    </style:style>
    <style:style style:name="Table" style:family="paragraph" style:parent-style-name="Caption" style:class="extra"/>
    <style:style style:name="Листинг" style:family="paragraph" style:parent-style-name="Caption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f7b615" loext:opacity="100%" style:text-underline-style="solid" style:text-underline-width="auto" style:text-underline-color="font-color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Заголовок_20_1_20_Знак" style:display-name="Заголовок 1 Знак" style:family="text" style:parent-style-name="Default_20_Paragraph_20_Font">
      <style:text-properties fo:font-variant="small-caps" fo:font-size="16pt" fo:letter-spacing="0.009cm" style:font-size-asian="16pt" style:font-size-complex="16pt"/>
    </style:style>
    <style:style style:name="Заголовок_20_2_20_Знак" style:display-name="Заголовок 2 Знак" style:family="text" style:parent-style-name="Default_20_Paragraph_20_Font">
      <style:text-properties fo:font-variant="small-caps" fo:font-size="14pt" fo:letter-spacing="0.009cm" style:font-size-asian="14pt" style:font-size-complex="14pt"/>
    </style:style>
    <style:style style:name="Заголовок_20_3_20_Знак" style:display-name="Заголовок 3 Знак" style:family="text" style:parent-style-name="Default_20_Paragraph_20_Font">
      <style:text-properties fo:font-variant="small-caps" fo:font-size="12pt" fo:letter-spacing="0.009cm" style:font-size-asian="12pt" style:font-size-complex="12pt"/>
    </style:style>
    <style:style style:name="Заголовок_20_4_20_Знак" style:display-name="Заголовок 4 Знак" style:family="text" style:parent-style-name="Default_20_Paragraph_20_Font">
      <style:text-properties fo:font-variant="small-caps" fo:font-size="11pt" fo:letter-spacing="0.018cm" style:font-size-asian="11pt" style:font-size-complex="11pt"/>
    </style:style>
    <style:style style:name="Заголовок_20_5_20_Знак" style:display-name="Заголовок 5 Знак" style:family="text" style:parent-style-name="Default_20_Paragraph_20_Font">
      <style:text-properties fo:font-variant="small-caps" fo:color="#b85a22" loext:opacity="100%" fo:font-size="11pt" fo:letter-spacing="0.018cm" style:font-size-asian="11pt" style:font-size-complex="13pt"/>
    </style:style>
    <style:style style:name="Заголовок_20_6_20_Знак" style:display-name="Заголовок 6 Знак" style:family="text" style:parent-style-name="Default_20_Paragraph_20_Font">
      <style:text-properties fo:font-variant="small-caps" fo:color="#dd8047" loext:opacity="100%" fo:font-size="11pt" fo:letter-spacing="0.009cm" style:font-size-asian="11pt"/>
    </style:style>
    <style:style style:name="Заголовок_20_7_20_Знак" style:display-name="Заголовок 7 Знак" style:family="text" style:parent-style-name="Default_20_Paragraph_20_Font">
      <style:text-properties fo:font-variant="small-caps" fo:color="#dd8047" loext:opacity="100%" fo:letter-spacing="0.018cm" fo:font-weight="bold" style:font-weight-asian="bold"/>
    </style:style>
    <style:style style:name="Заголовок_20_8_20_Знак" style:display-name="Заголовок 8 Знак" style:family="text" style:parent-style-name="Default_20_Paragraph_20_Font">
      <style:text-properties fo:font-variant="small-caps" fo:color="#b85a22" loext:opacity="100%" fo:font-style="italic" fo:font-weight="bold" style:font-style-asian="italic" style:font-weight-asian="bold"/>
    </style:style>
    <style:style style:name="Заголовок_20_9_20_Знак" style:display-name="Заголовок 9 Знак" style:family="text" style:parent-style-name="Default_20_Paragraph_20_Font">
      <style:text-properties fo:font-variant="small-caps" fo:color="#7a3c16" loext:opacity="100%" fo:font-style="italic" fo:font-weight="bold" style:font-style-asian="italic" style:font-weight-asian="bold"/>
    </style:style>
    <style:style style:name="Заголовок_20_Знак" style:display-name="Заголовок Знак" style:family="text" style:parent-style-name="Default_20_Paragraph_20_Font">
      <style:text-properties fo:font-variant="small-caps" fo:font-size="24pt" style:font-size-asian="24pt" style:font-size-complex="24pt"/>
    </style:style>
    <style:style style:name="Подзаголовок_20_Знак" style:display-name="Подзаголовок Знак" style:family="text" style:parent-style-name="Default_20_Paragraph_20_Font">
      <style:text-properties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1pt"/>
    </style:style>
    <style:style style:name="Strong" style:family="text">
      <style:text-properties fo:color="#dd8047" loext:opacity="100%" fo:font-weight="bold" style:font-weight-asian="bold"/>
    </style:style>
    <style:style style:name="Emphasis" style:family="text">
      <style:text-properties fo:letter-spacing="0.018cm" fo:font-style="italic" fo:font-weight="bold" style:font-style-asian="italic" style:font-weight-asian="bold"/>
    </style:style>
    <style:style style:name="Без_20_интервала_20_Знак" style:display-name="Без интервала Знак" style:family="text" style:parent-style-name="Default_20_Paragraph_20_Font"/>
    <style:style style:name="Цитата_20_2_20_Знак" style:display-name="Цитата 2 Знак" style:family="text" style:parent-style-name="Default_20_Paragraph_20_Font">
      <style:text-properties fo:font-style="italic" style:font-style-asian="italic"/>
    </style:style>
    <style:style style:name="Выделенная_20_цитата_20_Знак" style:display-name="Выделенная цитата Знак" style:family="text" style:parent-style-name="Default_20_Paragraph_20_Font">
      <style:text-properties fo:color="#ffffff" loext:opacity="100%" fo:font-style="italic" fo:background-color="#dd8047" style:font-style-asian="italic"/>
    </style:style>
    <style:style style:name="Subtle_20_Emphasis" style:display-name="Subtle Emphasis" style:family="text">
      <style:text-properties fo:font-style="italic" style:font-style-asian="italic"/>
    </style:style>
    <style:style style:name="Intense_20_Emphasis" style:display-name="Intense Emphasis" style:family="text">
      <style:text-properties fo:color="#dd8047" loext:opacity="100%" fo:letter-spacing="0.018cm" fo:font-style="italic" fo:font-weight="bold" style:font-style-asian="italic" style:font-weight-asian="bold"/>
    </style:style>
    <style:style style:name="Subtle_20_Reference" style:display-name="Subtle Reference" style:family="text">
      <style:text-properties fo:font-weight="bold" style:font-weight-asian="bold"/>
    </style:style>
    <style:style style:name="Intense_20_Reference" style:display-name="Intense Reference" style:family="text">
      <style:text-properties fo:font-variant="small-caps" fo:font-size="11pt" fo:letter-spacing="0.009cm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Book_20_Title" style:display-name="Book Title" style:family="text">
      <style:text-properties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/>
    </style:style>
    <style:style style:name="Текст_20_концевой_20_сноски_20_Знак" style:display-name="Текст концевой сноски Знак" style:family="text" style:parent-style-name="Default_20_Paragraph_20_Fon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page_20_number" style:display-name="page number" style:family="text" style:parent-style-name="Default_20_Paragraph_20_Font"/>
    <style:style style:name="apple-converted-space" style:family="text" style:parent-style-name="Default_20_Paragraph_20_Font"/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page_20_number"><text:page-number text:select-page="current">6</text:page-number></text:span></text:p>
        <text:p text:style-name="MP1"/>
      </style:footer>
    </style:master-page>
    <style:master-page style:name="First_20_Page" style:display-name="First Page" style:page-layout-name="Mpm2" draw:style-name="Mdp1" style:next-style-name="Standard"/>
    <style:master-page style:name="HTML" style:page-layout-name="Mpm3" draw:style-name="Mdp1"/>
    <style:master-page style:name="Index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lia</meta:initial-creator>
    <meta:editing-cycles>111</meta:editing-cycles>
    <meta:print-date>2019-11-26T17:37:00</meta:print-date>
    <meta:creation-date>2018-12-20T06:53:00</meta:creation-date>
    <dc:date>2022-10-19T22:52:09.310288264</dc:date>
    <meta:editing-duration>P1DT23H2M26S</meta:editing-duration>
    <meta:generator>LibreOffice/7.4.2.3$Linux_X86_64 LibreOffice_project/22949782292d40bc0751a2b0b2cf40927460a4f8</meta:generator>
    <meta:document-statistic meta:table-count="6" meta:image-count="1" meta:object-count="0" meta:page-count="13" meta:paragraph-count="460" meta:word-count="1969" meta:character-count="14114" meta:non-whitespace-character-count="1248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